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1.81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background removal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SINGLE DISK TESTS</text:p>
          </table:table-cell>
          <table:table-cell table:style-name="ce1"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ackground removal</text:p>
          </table:table-cell>
          <table:table-cell office:value-type="string">
            <text:p>total time</text:p>
          </table:table-cell>
          <table:table-cell office:value-type="string">
            <text:p>Time / proj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ime / proc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/>
          <table:table-cell office:value-type="string">
            <text:p>background removal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process no</text:p>
          </table:table-cell>
          <table:table-cell office:value-type="string">
            <text:p>time (sec)</text:p>
          </table:table-cell>
          <table:table-cell office:value-type="string">
            <text:p>std dev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(11*60+45)" office:value-type="float" office:value="705">
            <text:p>705</text:p>
          </table:table-cell>
          <table:table-cell table:formula="of:=[.B5]/900" office:value-type="float" office:value="0.783333333333333">
            <text:p>0.78</text:p>
          </table:table-cell>
          <table:table-cell office:value-type="float" office:value="0">
            <text:p>0</text:p>
          </table:table-cell>
          <table:table-cell office:value-type="float" office:value="1267674119">
            <text:p>1267674119</text:p>
          </table:table-cell>
          <table:table-cell office:value-type="float" office:value="1267674327">
            <text:p>1267674327</text:p>
          </table:table-cell>
          <table:table-cell table:formula="of:=[.F5]-[.E5]" office:value-type="float" office:value="208">
            <text:p>208</text:p>
          </table:table-cell>
          <table:table-cell table:formula="of:=GEOMEAN([.G5:.G6])" office:value-type="float" office:value="324.419481535866">
            <text:p>324.42</text:p>
          </table:table-cell>
          <table:table-cell table:formula="of:=STDEV([.G5:.G6])" office:value-type="float" office:value="210.717820793591">
            <text:p>210.72</text:p>
          </table:table-cell>
          <table:table-cell/>
          <table:table-cell office:value-type="float" office:value="1">
            <text:p>1</text:p>
          </table:table-cell>
          <table:table-cell table:formula="of:=(11*60+45)" office:value-type="float" office:value="705">
            <text:p>70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disk avg t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8*60+25)" office:value-type="float" office:value="505">
            <text:p>505</text:p>
          </table:table-cell>
          <table:table-cell table:formula="of:=[.B6]/900" office:value-type="float" office:value="0.561111111111111">
            <text:p>0.56</text:p>
          </table:table-cell>
          <table:table-cell office:value-type="float" office:value="1">
            <text:p>1</text:p>
          </table:table-cell>
          <table:table-cell office:value-type="float" office:value="1267674119">
            <text:p>1267674119</text:p>
          </table:table-cell>
          <table:table-cell office:value-type="float" office:value="1267674625">
            <text:p>1267674625</text:p>
          </table:table-cell>
          <table:table-cell table:formula="of:=[.F6]-[.E6]" office:value-type="float" office:value="506">
            <text:p>50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24.42">
            <text:p>324.42</text:p>
          </table:table-cell>
          <table:table-cell office:value-type="float" office:value="210.72">
            <text:p>210.7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5*60+4)" office:value-type="float" office:value="304">
            <text:p>304</text:p>
          </table:table-cell>
          <table:table-cell table:formula="of:=[.B7]/900" office:value-type="float" office:value="0.337777777777778">
            <text:p>0.34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64.7">
            <text:p>164.7</text:p>
          </table:table-cell>
          <table:table-cell office:value-type="float" office:value="100.71">
            <text:p>100.7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(3*60+1)" office:value-type="float" office:value="181">
            <text:p>181</text:p>
          </table:table-cell>
          <table:table-cell table:formula="of:=[.B8]/900" office:value-type="float" office:value="0.201111111111111">
            <text:p>0.2</text:p>
          </table:table-cell>
          <table:table-cell office:value-type="float" office:value="0">
            <text:p>0</text:p>
          </table:table-cell>
          <table:table-cell office:value-type="float" office:value="1267683326">
            <text:p>1267683326</text:p>
          </table:table-cell>
          <table:table-cell office:value-type="float" office:value="1267683396">
            <text:p>1267683396</text:p>
          </table:table-cell>
          <table:table-cell table:formula="of:=[.F8]-[.E8]" office:value-type="float" office:value="70">
            <text:p>70</text:p>
          </table:table-cell>
          <table:table-cell table:formula="of:=GEOMEAN([.G8:.G11])" office:value-type="float" office:value="164.700915532391">
            <text:p>164.7</text:p>
          </table:table-cell>
          <table:table-cell table:formula="of:=STDEV([.G8:.G11])" office:value-type="float" office:value="100.712461989567">
            <text:p>100.71</text:p>
          </table:table-cell>
          <table:table-cell/>
          <table:table-cell office:value-type="float" office:value="8">
            <text:p>8</text:p>
          </table:table-cell>
          <table:table-cell office:value-type="float" office:value="94.72">
            <text:p>94.72</text:p>
          </table:table-cell>
          <table:table-cell office:value-type="float" office:value="53.55">
            <text:p>53.5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(2*60+6)" office:value-type="float" office:value="126">
            <text:p>126</text:p>
          </table:table-cell>
          <table:table-cell table:formula="of:=[.B9]/900"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1267683326">
            <text:p>1267683326</text:p>
          </table:table-cell>
          <table:table-cell office:value-type="float" office:value="1267683477">
            <text:p>1267683477</text:p>
          </table:table-cell>
          <table:table-cell table:formula="of:=[.F9]-[.E9]" office:value-type="float" office:value="151">
            <text:p>151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69.14">
            <text:p>69.14</text:p>
          </table:table-cell>
          <table:table-cell office:value-type="float" office:value="34.41">
            <text:p>34.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83326">
            <text:p>1267683326</text:p>
          </table:table-cell>
          <table:table-cell office:value-type="float" office:value="1267683555">
            <text:p>1267683555</text:p>
          </table:table-cell>
          <table:table-cell table:formula="of:=[.F10]-[.E10]" office:value-type="float" office:value="229">
            <text:p>2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83326">
            <text:p>1267683326</text:p>
          </table:table-cell>
          <table:table-cell office:value-type="float" office:value="1267683630">
            <text:p>1267683630</text:p>
          </table:table-cell>
          <table:table-cell table:formula="of:=[.F11]-[.E11]" office:value-type="float" office:value="304">
            <text:p>30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(11*60+45)" office:value-type="float" office:value="705">
            <text:p>705</text:p>
          </table:table-cell>
          <table:table-cell table:number-columns-repeated="2"/>
          <table:table-cell office:value-type="string">
            <text:p>Single disk total time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formula="of:=(8*60+25)" office:value-type="float" office:value="505">
            <text:p>5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683820">
            <text:p>1267683820</text:p>
          </table:table-cell>
          <table:table-cell office:value-type="float" office:value="1267683848">
            <text:p>1267683848</text:p>
          </table:table-cell>
          <table:table-cell table:formula="of:=[.F13]-[.E13]" office:value-type="float" office:value="28">
            <text:p>28</text:p>
          </table:table-cell>
          <table:table-cell table:formula="of:=GEOMEAN([.G13:.G20])" office:value-type="float" office:value="94.7236245965021">
            <text:p>94.72</text:p>
          </table:table-cell>
          <table:table-cell table:formula="of:=STDEV([.G13:.G20])" office:value-type="float" office:value="53.5457081113217">
            <text:p>53.55</text:p>
          </table:table-cell>
          <table:table-cell/>
          <table:table-cell office:value-type="float" office:value="4">
            <text:p>4</text:p>
          </table:table-cell>
          <table:table-cell table:formula="of:=(5*60+4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683820">
            <text:p>1267683820</text:p>
          </table:table-cell>
          <table:table-cell office:value-type="float" office:value="1267683874">
            <text:p>1267683874</text:p>
          </table:table-cell>
          <table:table-cell table:formula="of:=[.F14]-[.E14]" office:value-type="float" office:value="54">
            <text:p>54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(3*60+1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83820">
            <text:p>1267683820</text:p>
          </table:table-cell>
          <table:table-cell office:value-type="float" office:value="1267683899">
            <text:p>1267683899</text:p>
          </table:table-cell>
          <table:table-cell table:formula="of:=[.F15]-[.E15]" office:value-type="float" office:value="79">
            <text:p>7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(2*60+6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83820">
            <text:p>1267683820</text:p>
          </table:table-cell>
          <table:table-cell office:value-type="float" office:value="1267683923">
            <text:p>1267683923</text:p>
          </table:table-cell>
          <table:table-cell table:formula="of:=[.F16]-[.E16]" office:value-type="float" office:value="103">
            <text:p>1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683820">
            <text:p>1267683820</text:p>
          </table:table-cell>
          <table:table-cell office:value-type="float" office:value="1267683944">
            <text:p>1267683944</text:p>
          </table:table-cell>
          <table:table-cell table:formula="of:=[.F17]-[.E17]" office:value-type="float" office:value="124">
            <text:p>1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683820">
            <text:p>1267683820</text:p>
          </table:table-cell>
          <table:table-cell office:value-type="float" office:value="1267683964">
            <text:p>1267683964</text:p>
          </table:table-cell>
          <table:table-cell table:formula="of:=[.F18]-[.E18]" office:value-type="float" office:value="144">
            <text:p>1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683820">
            <text:p>1267683820</text:p>
          </table:table-cell>
          <table:table-cell office:value-type="float" office:value="1267683983">
            <text:p>1267683983</text:p>
          </table:table-cell>
          <table:table-cell table:formula="of:=[.F19]-[.E19]" office:value-type="float" office:value="163">
            <text:p>1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683820">
            <text:p>1267683820</text:p>
          </table:table-cell>
          <table:table-cell office:value-type="float" office:value="1267684001">
            <text:p>1267684001</text:p>
          </table:table-cell>
          <table:table-cell table:formula="of:=[.F20]-[.E20]" office:value-type="float" office:value="181">
            <text:p>18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684643">
            <text:p>1267684643</text:p>
          </table:table-cell>
          <table:table-cell office:value-type="float" office:value="1267684659">
            <text:p>1267684659</text:p>
          </table:table-cell>
          <table:table-cell table:formula="of:=[.F22]-[.E22]" office:value-type="float" office:value="16">
            <text:p>16</text:p>
          </table:table-cell>
          <table:table-cell table:formula="of:=GEOMEAN([.G22:.G37])" office:value-type="float" office:value="69.1379754245689">
            <text:p>69.14</text:p>
          </table:table-cell>
          <table:table-cell table:formula="of:=STDEV([.G22:.G37])" office:value-type="float" office:value="34.4102697848573">
            <text:p>34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684643">
            <text:p>1267684643</text:p>
          </table:table-cell>
          <table:table-cell office:value-type="float" office:value="1267684670">
            <text:p>1267684670</text:p>
          </table:table-cell>
          <table:table-cell table:formula="of:=[.F23]-[.E23]"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84643">
            <text:p>1267684643</text:p>
          </table:table-cell>
          <table:table-cell office:value-type="float" office:value="1267684681">
            <text:p>1267684681</text:p>
          </table:table-cell>
          <table:table-cell table:formula="of:=[.F24]-[.E24]"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84643">
            <text:p>1267684643</text:p>
          </table:table-cell>
          <table:table-cell office:value-type="float" office:value="1267684690">
            <text:p>1267684690</text:p>
          </table:table-cell>
          <table:table-cell table:formula="of:=[.F25]-[.E25]"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684643">
            <text:p>1267684643</text:p>
          </table:table-cell>
          <table:table-cell office:value-type="float" office:value="1267684699">
            <text:p>1267684699</text:p>
          </table:table-cell>
          <table:table-cell table:formula="of:=[.F26]-[.E26]" office:value-type="float" office:value="56">
            <text:p>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684643">
            <text:p>1267684643</text:p>
          </table:table-cell>
          <table:table-cell office:value-type="float" office:value="1267684709">
            <text:p>1267684709</text:p>
          </table:table-cell>
          <table:table-cell table:formula="of:=[.F27]-[.E27]" office:value-type="float" office:value="66">
            <text:p>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684643">
            <text:p>1267684643</text:p>
          </table:table-cell>
          <table:table-cell office:value-type="float" office:value="1267684717">
            <text:p>1267684717</text:p>
          </table:table-cell>
          <table:table-cell table:formula="of:=[.F28]-[.E28]" office:value-type="float" office:value="74">
            <text:p>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684643">
            <text:p>1267684643</text:p>
          </table:table-cell>
          <table:table-cell office:value-type="float" office:value="1267684723">
            <text:p>1267684723</text:p>
          </table:table-cell>
          <table:table-cell table:formula="of:=[.F29]-[.E29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267684643">
            <text:p>1267684643</text:p>
          </table:table-cell>
          <table:table-cell office:value-type="float" office:value="1267684729">
            <text:p>1267684729</text:p>
          </table:table-cell>
          <table:table-cell table:formula="of:=[.F30]-[.E30]" office:value-type="float" office:value="86">
            <text:p>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267684643">
            <text:p>1267684643</text:p>
          </table:table-cell>
          <table:table-cell office:value-type="float" office:value="1267684735">
            <text:p>1267684735</text:p>
          </table:table-cell>
          <table:table-cell table:formula="of:=[.F31]-[.E31]" office:value-type="float" office:value="92">
            <text:p>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267684643">
            <text:p>1267684643</text:p>
          </table:table-cell>
          <table:table-cell office:value-type="float" office:value="1267684742">
            <text:p>1267684742</text:p>
          </table:table-cell>
          <table:table-cell table:formula="of:=[.F32]-[.E32]" office:value-type="float" office:value="99">
            <text:p>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267684643">
            <text:p>1267684643</text:p>
          </table:table-cell>
          <table:table-cell office:value-type="float" office:value="1267684748">
            <text:p>1267684748</text:p>
          </table:table-cell>
          <table:table-cell table:formula="of:=[.F33]-[.E33]" office:value-type="float" office:value="105">
            <text:p>1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267684643">
            <text:p>1267684643</text:p>
          </table:table-cell>
          <table:table-cell office:value-type="float" office:value="1267684754">
            <text:p>1267684754</text:p>
          </table:table-cell>
          <table:table-cell table:formula="of:=[.F34]-[.E34]" office:value-type="float" office:value="111">
            <text:p>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267684643">
            <text:p>1267684643</text:p>
          </table:table-cell>
          <table:table-cell office:value-type="float" office:value="1267684759">
            <text:p>1267684759</text:p>
          </table:table-cell>
          <table:table-cell table:formula="of:=[.F35]-[.E35]" office:value-type="float" office:value="116">
            <text:p>1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267684643">
            <text:p>1267684643</text:p>
          </table:table-cell>
          <table:table-cell office:value-type="float" office:value="1267684764">
            <text:p>1267684764</text:p>
          </table:table-cell>
          <table:table-cell table:formula="of:=[.F36]-[.E36]" office:value-type="float" office:value="121">
            <text:p>1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267684643">
            <text:p>1267684643</text:p>
          </table:table-cell>
          <table:table-cell office:value-type="float" office:value="1267684769">
            <text:p>1267684769</text:p>
          </table:table-cell>
          <table:table-cell table:formula="of:=[.F37]-[.E37]" office:value-type="float" office:value="126">
            <text:p>126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NFS TESTS</text:p>
          </table:table-cell>
          <table:table-cell table:style-name="ce1"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ackground removal</text:p>
          </table:table-cell>
          <table:table-cell office:value-type="string">
            <text:p>total time</text:p>
          </table:table-cell>
          <table:table-cell office:value-type="string">
            <text:p>Time / proj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ime / proc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/>
          <table:table-cell office:value-type="string">
            <text:p>background removal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process no</text:p>
          </table:table-cell>
          <table:table-cell office:value-type="string">
            <text:p>time (sec)</text:p>
          </table:table-cell>
          <table:table-cell office:value-type="string">
            <text:p>std dev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12*60+38" office:value-type="float" office:value="758">
            <text:p>758</text:p>
          </table:table-cell>
          <table:table-cell table:formula="of:=[.B44]/900" office:value-type="float" office:value="0.842222222222222">
            <text:p>0.84</text:p>
          </table:table-cell>
          <table:table-cell office:value-type="float" office:value="0">
            <text:p>0</text:p>
          </table:table-cell>
          <table:table-cell office:value-type="float" office:value="1267741543">
            <text:p>1267741543</text:p>
          </table:table-cell>
          <table:table-cell office:value-type="float" office:value="1267741763">
            <text:p>1267741763</text:p>
          </table:table-cell>
          <table:table-cell table:formula="of:=[.F44]-[.E44]" office:value-type="float" office:value="220">
            <text:p>220</text:p>
          </table:table-cell>
          <table:table-cell table:formula="of:=GEOMEAN([.G44:.G45])" office:value-type="float" office:value="350.685043878407">
            <text:p>350.69</text:p>
          </table:table-cell>
          <table:table-cell table:formula="of:=STDEV([.G44:.G45])" office:value-type="float" office:value="239.70919882224">
            <text:p>239.71</text:p>
          </table:table-cell>
          <table:table-cell/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FS (RAID 5) avg t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9*60+18" office:value-type="float" office:value="558">
            <text:p>558</text:p>
          </table:table-cell>
          <table:table-cell table:formula="of:=[.B45]/900" office:value-type="float" office:value="0.62">
            <text:p>0.62</text:p>
          </table:table-cell>
          <table:table-cell office:value-type="float" office:value="1">
            <text:p>1</text:p>
          </table:table-cell>
          <table:table-cell office:value-type="float" office:value="1267741543">
            <text:p>1267741543</text:p>
          </table:table-cell>
          <table:table-cell office:value-type="float" office:value="1267742102">
            <text:p>1267742102</text:p>
          </table:table-cell>
          <table:table-cell table:formula="of:=[.F45]-[.E45]" office:value-type="float" office:value="559">
            <text:p>559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50.69">
            <text:p>350.69</text:p>
          </table:table-cell>
          <table:table-cell office:value-type="float" office:value="239.71">
            <text:p>239.7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5*60+22" office:value-type="float" office:value="322">
            <text:p>322</text:p>
          </table:table-cell>
          <table:table-cell table:formula="of:=[.B46]/900" office:value-type="float" office:value="0.357777777777778">
            <text:p>0.36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74.73">
            <text:p>174.73</text:p>
          </table:table-cell>
          <table:table-cell office:value-type="float" office:value="106.77">
            <text:p>106.7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3*60+16" office:value-type="float" office:value="196">
            <text:p>196</text:p>
          </table:table-cell>
          <table:table-cell table:formula="of:=[.B47]/900" office:value-type="float" office:value="0.217777777777778">
            <text:p>0.22</text:p>
          </table:table-cell>
          <table:table-cell office:value-type="float" office:value="0">
            <text:p>0</text:p>
          </table:table-cell>
          <table:table-cell office:value-type="float" office:value="1267742102">
            <text:p>1267742102</text:p>
          </table:table-cell>
          <table:table-cell office:value-type="float" office:value="1267742177">
            <text:p>1267742177</text:p>
          </table:table-cell>
          <table:table-cell table:formula="of:=[.F47]-[.E47]" office:value-type="float" office:value="75">
            <text:p>75</text:p>
          </table:table-cell>
          <table:table-cell table:formula="of:=GEOMEAN([.G47:.G50])" office:value-type="float" office:value="174.730640549651">
            <text:p>174.73</text:p>
          </table:table-cell>
          <table:table-cell table:formula="of:=STDEV([.G47:.G50])" office:value-type="float" office:value="106.768831282043">
            <text:p>106.77</text:p>
          </table:table-cell>
          <table:table-cell/>
          <table:table-cell office:value-type="float" office:value="8">
            <text:p>8</text:p>
          </table:table-cell>
          <table:table-cell office:value-type="float" office:value="100.56">
            <text:p>100.56</text:p>
          </table:table-cell>
          <table:table-cell office:value-type="float" office:value="56.45">
            <text:p>56.4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2*60+15" office:value-type="float" office:value="135">
            <text:p>135</text:p>
          </table:table-cell>
          <table:table-cell table:formula="of:=[.B48]/900"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267742102">
            <text:p>1267742102</text:p>
          </table:table-cell>
          <table:table-cell office:value-type="float" office:value="1267742261">
            <text:p>1267742261</text:p>
          </table:table-cell>
          <table:table-cell table:formula="of:=[.F48]-[.E48]" office:value-type="float" office:value="159">
            <text:p>159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35.22">
            <text:p>35.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42102">
            <text:p>1267742102</text:p>
          </table:table-cell>
          <table:table-cell office:value-type="float" office:value="1267742344">
            <text:p>1267742344</text:p>
          </table:table-cell>
          <table:table-cell table:formula="of:=[.F49]-[.E49]" office:value-type="float" office:value="242">
            <text:p>2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42102">
            <text:p>1267742102</text:p>
          </table:table-cell>
          <table:table-cell office:value-type="float" office:value="1267742425">
            <text:p>1267742425</text:p>
          </table:table-cell>
          <table:table-cell table:formula="of:=[.F50]-[.E50]" office:value-type="float" office:value="323">
            <text:p>32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table:number-columns-repeated="2"/>
          <table:table-cell office:value-type="string">
            <text:p>NFS (RAID 5) total time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58">
            <text:p>5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742426">
            <text:p>1267742426</text:p>
          </table:table-cell>
          <table:table-cell office:value-type="float" office:value="1267742458">
            <text:p>1267742458</text:p>
          </table:table-cell>
          <table:table-cell table:formula="of:=[.F52]-[.E52]" office:value-type="float" office:value="32">
            <text:p>32</text:p>
          </table:table-cell>
          <table:table-cell table:formula="of:=GEOMEAN([.G52:.G59])" office:value-type="float" office:value="100.557661395269">
            <text:p>100.56</text:p>
          </table:table-cell>
          <table:table-cell table:formula="of:=STDEV([.G52:.G59])" office:value-type="float" office:value="56.4497247873843">
            <text:p>56.45</text:p>
          </table:table-cell>
          <table:table-cell/>
          <table:table-cell office:value-type="float" office:value="4">
            <text:p>4</text:p>
          </table:table-cell>
          <table:table-cell office:value-type="float" office:value="322">
            <text:p>3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742426">
            <text:p>1267742426</text:p>
          </table:table-cell>
          <table:table-cell office:value-type="float" office:value="1267742483">
            <text:p>1267742483</text:p>
          </table:table-cell>
          <table:table-cell table:formula="of:=[.F53]-[.E53]" office:value-type="float" office:value="57">
            <text:p>57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42426">
            <text:p>1267742426</text:p>
          </table:table-cell>
          <table:table-cell office:value-type="float" office:value="1267742509">
            <text:p>1267742509</text:p>
          </table:table-cell>
          <table:table-cell table:formula="of:=[.F54]-[.E54]" office:value-type="float" office:value="83">
            <text:p>8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42426">
            <text:p>1267742426</text:p>
          </table:table-cell>
          <table:table-cell office:value-type="float" office:value="1267742533">
            <text:p>1267742533</text:p>
          </table:table-cell>
          <table:table-cell table:formula="of:=[.F55]-[.E55]" office:value-type="float" office:value="107">
            <text:p>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742426">
            <text:p>1267742426</text:p>
          </table:table-cell>
          <table:table-cell office:value-type="float" office:value="1267742556">
            <text:p>1267742556</text:p>
          </table:table-cell>
          <table:table-cell table:formula="of:=[.F56]-[.E56]" office:value-type="float" office:value="130">
            <text:p>1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742426">
            <text:p>1267742426</text:p>
          </table:table-cell>
          <table:table-cell office:value-type="float" office:value="1267742575">
            <text:p>1267742575</text:p>
          </table:table-cell>
          <table:table-cell table:formula="of:=[.F57]-[.E57]" office:value-type="float" office:value="149">
            <text:p>1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742426">
            <text:p>1267742426</text:p>
          </table:table-cell>
          <table:table-cell office:value-type="float" office:value="1267742596">
            <text:p>1267742596</text:p>
          </table:table-cell>
          <table:table-cell table:formula="of:=[.F58]-[.E58]" office:value-type="float" office:value="170">
            <text:p>1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742426">
            <text:p>1267742426</text:p>
          </table:table-cell>
          <table:table-cell office:value-type="float" office:value="1267742622">
            <text:p>1267742622</text:p>
          </table:table-cell>
          <table:table-cell table:formula="of:=[.F59]-[.E59]" office:value-type="float" office:value="196">
            <text:p>19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742623">
            <text:p>1267742623</text:p>
          </table:table-cell>
          <table:table-cell office:value-type="float" office:value="1267742641">
            <text:p>1267742641</text:p>
          </table:table-cell>
          <table:table-cell table:formula="of:=[.F61]-[.E61]" office:value-type="float" office:value="18">
            <text:p>18</text:p>
          </table:table-cell>
          <table:table-cell table:formula="of:=GEOMEAN([.G61:.G76])" office:value-type="float" office:value="71.9973318204435">
            <text:p>72</text:p>
          </table:table-cell>
          <table:table-cell table:formula="of:=STDEV([.G61:.G76])" office:value-type="float" office:value="35.2230393350716">
            <text:p>35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742623">
            <text:p>1267742623</text:p>
          </table:table-cell>
          <table:table-cell office:value-type="float" office:value="1267742652">
            <text:p>1267742652</text:p>
          </table:table-cell>
          <table:table-cell table:formula="of:=[.F62]-[.E62]" office:value-type="float" office:value="29">
            <text:p>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42623">
            <text:p>1267742623</text:p>
          </table:table-cell>
          <table:table-cell office:value-type="float" office:value="1267742663">
            <text:p>1267742663</text:p>
          </table:table-cell>
          <table:table-cell table:formula="of:=[.F63]-[.E63]"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42623">
            <text:p>1267742623</text:p>
          </table:table-cell>
          <table:table-cell office:value-type="float" office:value="1267742673">
            <text:p>1267742673</text:p>
          </table:table-cell>
          <table:table-cell table:formula="of:=[.F64]-[.E64]"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742623">
            <text:p>1267742623</text:p>
          </table:table-cell>
          <table:table-cell office:value-type="float" office:value="1267742682">
            <text:p>1267742682</text:p>
          </table:table-cell>
          <table:table-cell table:formula="of:=[.F65]-[.E65]" office:value-type="float" office:value="59">
            <text:p>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742623">
            <text:p>1267742623</text:p>
          </table:table-cell>
          <table:table-cell office:value-type="float" office:value="1267742689">
            <text:p>1267742689</text:p>
          </table:table-cell>
          <table:table-cell table:formula="of:=[.F66]-[.E66]" office:value-type="float" office:value="66">
            <text:p>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742623">
            <text:p>1267742623</text:p>
          </table:table-cell>
          <table:table-cell office:value-type="float" office:value="1267742699">
            <text:p>1267742699</text:p>
          </table:table-cell>
          <table:table-cell table:formula="of:=[.F67]-[.E67]" office:value-type="float" office:value="76">
            <text:p>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742623">
            <text:p>1267742623</text:p>
          </table:table-cell>
          <table:table-cell office:value-type="float" office:value="1267742706">
            <text:p>1267742706</text:p>
          </table:table-cell>
          <table:table-cell table:formula="of:=[.F68]-[.E68]" office:value-type="float" office:value="83">
            <text:p>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267742623">
            <text:p>1267742623</text:p>
          </table:table-cell>
          <table:table-cell office:value-type="float" office:value="1267742711">
            <text:p>1267742711</text:p>
          </table:table-cell>
          <table:table-cell table:formula="of:=[.F69]-[.E69]" office:value-type="float" office:value="88">
            <text:p>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267742623">
            <text:p>1267742623</text:p>
          </table:table-cell>
          <table:table-cell office:value-type="float" office:value="1267742717">
            <text:p>1267742717</text:p>
          </table:table-cell>
          <table:table-cell table:formula="of:=[.F70]-[.E70]" office:value-type="float" office:value="94">
            <text:p>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267742623">
            <text:p>1267742623</text:p>
          </table:table-cell>
          <table:table-cell office:value-type="float" office:value="1267742724">
            <text:p>1267742724</text:p>
          </table:table-cell>
          <table:table-cell table:formula="of:=[.F71]-[.E71]" office:value-type="float" office:value="101">
            <text:p>1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267742623">
            <text:p>1267742623</text:p>
          </table:table-cell>
          <table:table-cell office:value-type="float" office:value="1267742732">
            <text:p>1267742732</text:p>
          </table:table-cell>
          <table:table-cell table:formula="of:=[.F72]-[.E72]" office:value-type="float" office:value="109">
            <text:p>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267742623">
            <text:p>1267742623</text:p>
          </table:table-cell>
          <table:table-cell office:value-type="float" office:value="1267742736">
            <text:p>1267742736</text:p>
          </table:table-cell>
          <table:table-cell table:formula="of:=[.F73]-[.E73]" office:value-type="float" office:value="113">
            <text:p>1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267742623">
            <text:p>1267742623</text:p>
          </table:table-cell>
          <table:table-cell office:value-type="float" office:value="1267742741">
            <text:p>1267742741</text:p>
          </table:table-cell>
          <table:table-cell table:formula="of:=[.F74]-[.E74]" office:value-type="float" office:value="118">
            <text:p>1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267742623">
            <text:p>1267742623</text:p>
          </table:table-cell>
          <table:table-cell office:value-type="float" office:value="1267742747">
            <text:p>1267742747</text:p>
          </table:table-cell>
          <table:table-cell table:formula="of:=[.F75]-[.E75]" office:value-type="float" office:value="124">
            <text:p>1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267742623">
            <text:p>1267742623</text:p>
          </table:table-cell>
          <table:table-cell office:value-type="float" office:value="1267742758">
            <text:p>1267742758</text:p>
          </table:table-cell>
          <table:table-cell table:formula="of:=[.F76]-[.E76]" office:value-type="float" office:value="135">
            <text:p>135</text:p>
          </table:table-cell>
          <table:table-cell table:number-columns-repeated="8"/>
        </table:table-row>
      </table:table>
      <table:table table:name="sinogram creation" table:style-name="ta1" table:print="false"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SINGLE DISK TESTS</text:p>
          </table:table-cell>
          <table:table-cell table:style-name="ce1"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inogram creation</text:p>
          </table:table-cell>
          <table:table-cell office:value-type="string">
            <text:p>total time</text:p>
          </table:table-cell>
          <table:table-cell office:value-type="string">
            <text:p>Time / sino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ime / proc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/>
          <table:table-cell office:value-type="string">
            <text:p>sinogram creation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process no</text:p>
          </table:table-cell>
          <table:table-cell office:value-type="string">
            <text:p>time (sec)</text:p>
          </table:table-cell>
          <table:table-cell office:value-type="string">
            <text:p>std dev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(16*60+9)" office:value-type="float" office:value="969">
            <text:p>969</text:p>
          </table:table-cell>
          <table:table-cell table:formula="of:=[.B5]/511" office:value-type="float" office:value="1.89628180039139">
            <text:p>1.9</text:p>
          </table:table-cell>
          <table:table-cell office:value-type="float" office:value="0">
            <text:p>0</text:p>
          </table:table-cell>
          <table:table-cell office:value-type="float" office:value="1267692340">
            <text:p>1267692340</text:p>
          </table:table-cell>
          <table:table-cell office:value-type="float" office:value="1267692761">
            <text:p>1267692761</text:p>
          </table:table-cell>
          <table:table-cell table:formula="of:=[.F5]-[.E5]" office:value-type="float" office:value="421">
            <text:p>421</text:p>
          </table:table-cell>
          <table:table-cell table:formula="of:=GEOMEAN([.G5:.G6])" office:value-type="float" office:value="480.320726181996">
            <text:p>480.32</text:p>
          </table:table-cell>
          <table:table-cell table:formula="of:=STDEV([.G5:.G6])" office:value-type="float" office:value="89.8025612106915">
            <text:p>89.8</text:p>
          </table:table-cell>
          <table:table-cell/>
          <table:table-cell office:value-type="float" office:value="1">
            <text:p>1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disk avg t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9*60+8)" office:value-type="float" office:value="548">
            <text:p>548</text:p>
          </table:table-cell>
          <table:table-cell table:formula="of:=[.B6]/511" office:value-type="float" office:value="1.07240704500978">
            <text:p>1.07</text:p>
          </table:table-cell>
          <table:table-cell office:value-type="float" office:value="1">
            <text:p>1</text:p>
          </table:table-cell>
          <table:table-cell office:value-type="float" office:value="1267692340">
            <text:p>1267692340</text:p>
          </table:table-cell>
          <table:table-cell office:value-type="float" office:value="1267692888">
            <text:p>1267692888</text:p>
          </table:table-cell>
          <table:table-cell table:formula="of:=[.F6]-[.E6]" office:value-type="float" office:value="548">
            <text:p>54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0.32">
            <text:p>480.32</text:p>
          </table:table-cell>
          <table:table-cell office:value-type="float" office:value="89.8">
            <text:p>89.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5*60+5)" office:value-type="float" office:value="305">
            <text:p>305</text:p>
          </table:table-cell>
          <table:table-cell table:formula="of:=[.B7]/511" office:value-type="float" office:value="0.596868884540117">
            <text:p>0.6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67.52">
            <text:p>267.52</text:p>
          </table:table-cell>
          <table:table-cell office:value-type="float" office:value="37.7">
            <text:p>37.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(3*60+40)" office:value-type="float" office:value="220">
            <text:p>220</text:p>
          </table:table-cell>
          <table:table-cell table:formula="of:=[.B8]/511" office:value-type="float" office:value="0.430528375733855">
            <text:p>0.43</text:p>
          </table:table-cell>
          <table:table-cell office:value-type="float" office:value="0">
            <text:p>0</text:p>
          </table:table-cell>
          <table:table-cell office:value-type="float" office:value="1267692912">
            <text:p>1267692912</text:p>
          </table:table-cell>
          <table:table-cell office:value-type="float" office:value="1267693218">
            <text:p>1267693218</text:p>
          </table:table-cell>
          <table:table-cell table:formula="of:=[.F8]-[.E8]" office:value-type="float" office:value="306">
            <text:p>306</text:p>
          </table:table-cell>
          <table:table-cell table:formula="of:=GEOMEAN([.G8:.G11])" office:value-type="float" office:value="267.51667842195">
            <text:p>267.52</text:p>
          </table:table-cell>
          <table:table-cell table:formula="of:=STDEV([.G8:.G11])" office:value-type="float" office:value="37.7049952481984">
            <text:p>37.7</text:p>
          </table:table-cell>
          <table:table-cell/>
          <table:table-cell office:value-type="float" office:value="8">
            <text:p>8</text:p>
          </table:table-cell>
          <table:table-cell office:value-type="float" office:value="204.89">
            <text:p>204.89</text:p>
          </table:table-cell>
          <table:table-cell office:value-type="float" office:value="12.87">
            <text:p>12.8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(3*60+32)" office:value-type="float" office:value="212">
            <text:p>212</text:p>
          </table:table-cell>
          <table:table-cell table:formula="of:=[.B9]/511" office:value-type="float" office:value="0.414872798434442">
            <text:p>0.41</text:p>
          </table:table-cell>
          <table:table-cell office:value-type="float" office:value="1">
            <text:p>1</text:p>
          </table:table-cell>
          <table:table-cell office:value-type="float" office:value="1267692912">
            <text:p>1267692912</text:p>
          </table:table-cell>
          <table:table-cell office:value-type="float" office:value="1267693210">
            <text:p>1267693210</text:p>
          </table:table-cell>
          <table:table-cell table:formula="of:=[.F9]-[.E9]" office:value-type="float" office:value="298">
            <text:p>298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82.17">
            <text:p>182.17</text:p>
          </table:table-cell>
          <table:table-cell office:value-type="float" office:value="10.49">
            <text:p>10.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92912">
            <text:p>1267692912</text:p>
          </table:table-cell>
          <table:table-cell office:value-type="float" office:value="1267693151">
            <text:p>1267693151</text:p>
          </table:table-cell>
          <table:table-cell table:formula="of:=[.F10]-[.E10]" office:value-type="float" office:value="239">
            <text:p>2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92912">
            <text:p>1267692912</text:p>
          </table:table-cell>
          <table:table-cell office:value-type="float" office:value="1267693147">
            <text:p>1267693147</text:p>
          </table:table-cell>
          <table:table-cell table:formula="of:=[.F11]-[.E11]" office:value-type="float" office:value="235">
            <text:p>23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969">
            <text:p>969</text:p>
          </table:table-cell>
          <table:table-cell table:number-columns-repeated="2"/>
          <table:table-cell office:value-type="string">
            <text:p>Single disk total time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48">
            <text:p>5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693383">
            <text:p>1267693383</text:p>
          </table:table-cell>
          <table:table-cell office:value-type="float" office:value="1267693600">
            <text:p>1267693600</text:p>
          </table:table-cell>
          <table:table-cell table:formula="of:=[.F13]-[.E13]" office:value-type="float" office:value="217">
            <text:p>217</text:p>
          </table:table-cell>
          <table:table-cell table:formula="of:=GEOMEAN([.G13:.G20])" office:value-type="float" office:value="204.888789803742">
            <text:p>204.89</text:p>
          </table:table-cell>
          <table:table-cell table:formula="of:=STDEV([.G13:.G20])" office:value-type="float" office:value="12.8702314331506">
            <text:p>12.87</text:p>
          </table:table-cell>
          <table:table-cell/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693383">
            <text:p>1267693383</text:p>
          </table:table-cell>
          <table:table-cell office:value-type="float" office:value="1267693592">
            <text:p>1267693592</text:p>
          </table:table-cell>
          <table:table-cell table:formula="of:=[.F14]-[.E14]" office:value-type="float" office:value="209">
            <text:p>209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93383">
            <text:p>1267693383</text:p>
          </table:table-cell>
          <table:table-cell office:value-type="float" office:value="1267693579">
            <text:p>1267693579</text:p>
          </table:table-cell>
          <table:table-cell table:formula="of:=[.F15]-[.E15]" office:value-type="float" office:value="196">
            <text:p>19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212">
            <text:p>2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93383">
            <text:p>1267693383</text:p>
          </table:table-cell>
          <table:table-cell office:value-type="float" office:value="1267693565">
            <text:p>1267693565</text:p>
          </table:table-cell>
          <table:table-cell table:formula="of:=[.F16]-[.E16]" office:value-type="float" office:value="182">
            <text:p>182</text:p>
          </table:table-cell>
          <table:table-cell table:number-columns-repeated="4"/>
          <table:table-cell/>
          <table:table-cell table:number-columns-repeated="3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693383">
            <text:p>1267693383</text:p>
          </table:table-cell>
          <table:table-cell office:value-type="float" office:value="1267693598">
            <text:p>1267693598</text:p>
          </table:table-cell>
          <table:table-cell table:formula="of:=[.F17]-[.E17]" office:value-type="float" office:value="215">
            <text:p>2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693383">
            <text:p>1267693383</text:p>
          </table:table-cell>
          <table:table-cell office:value-type="float" office:value="1267693583">
            <text:p>1267693583</text:p>
          </table:table-cell>
          <table:table-cell table:formula="of:=[.F18]-[.E18]" office:value-type="float" office:value="200">
            <text:p>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693383">
            <text:p>1267693383</text:p>
          </table:table-cell>
          <table:table-cell office:value-type="float" office:value="1267693585">
            <text:p>1267693585</text:p>
          </table:table-cell>
          <table:table-cell table:formula="of:=[.F19]-[.E19]" office:value-type="float" office:value="202">
            <text:p>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693383">
            <text:p>1267693383</text:p>
          </table:table-cell>
          <table:table-cell office:value-type="float" office:value="1267693604">
            <text:p>1267693604</text:p>
          </table:table-cell>
          <table:table-cell table:formula="of:=[.F20]-[.E20]" office:value-type="float" office:value="221">
            <text:p>22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693807">
            <text:p>1267693807</text:p>
          </table:table-cell>
          <table:table-cell office:value-type="float" office:value="1267693981">
            <text:p>1267693981</text:p>
          </table:table-cell>
          <table:table-cell table:formula="of:=[.F22]-[.E22]" office:value-type="float" office:value="174">
            <text:p>174</text:p>
          </table:table-cell>
          <table:table-cell table:formula="of:=GEOMEAN([.G22:.G37])" office:value-type="float" office:value="182.167180533827">
            <text:p>182.17</text:p>
          </table:table-cell>
          <table:table-cell table:formula="of:=STDEV([.G22:.G37])" office:value-type="float" office:value="10.4942444543029">
            <text:p>10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693807">
            <text:p>1267693807</text:p>
          </table:table-cell>
          <table:table-cell office:value-type="float" office:value="1267693982">
            <text:p>1267693982</text:p>
          </table:table-cell>
          <table:table-cell table:formula="of:=[.F23]-[.E23]" office:value-type="float" office:value="175">
            <text:p>1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93807">
            <text:p>1267693807</text:p>
          </table:table-cell>
          <table:table-cell office:value-type="float" office:value="1267693994">
            <text:p>1267693994</text:p>
          </table:table-cell>
          <table:table-cell table:formula="of:=[.F24]-[.E24]" office:value-type="float" office:value="187">
            <text:p>1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93807">
            <text:p>1267693807</text:p>
          </table:table-cell>
          <table:table-cell office:value-type="float" office:value="1267693984">
            <text:p>1267693984</text:p>
          </table:table-cell>
          <table:table-cell table:formula="of:=[.F25]-[.E25]" office:value-type="float" office:value="177">
            <text:p>1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693807">
            <text:p>1267693807</text:p>
          </table:table-cell>
          <table:table-cell office:value-type="float" office:value="1267693987">
            <text:p>1267693987</text:p>
          </table:table-cell>
          <table:table-cell table:formula="of:=[.F26]-[.E26]" office:value-type="float" office:value="180">
            <text:p>1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693807">
            <text:p>1267693807</text:p>
          </table:table-cell>
          <table:table-cell office:value-type="float" office:value="1267693996">
            <text:p>1267693996</text:p>
          </table:table-cell>
          <table:table-cell table:formula="of:=[.F27]-[.E27]" office:value-type="float" office:value="189">
            <text:p>1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693807">
            <text:p>1267693807</text:p>
          </table:table-cell>
          <table:table-cell office:value-type="float" office:value="1267693977">
            <text:p>1267693977</text:p>
          </table:table-cell>
          <table:table-cell table:formula="of:=[.F28]-[.E28]" office:value-type="float" office:value="170">
            <text:p>1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693807">
            <text:p>1267693807</text:p>
          </table:table-cell>
          <table:table-cell office:value-type="float" office:value="1267693987">
            <text:p>1267693987</text:p>
          </table:table-cell>
          <table:table-cell table:formula="of:=[.F29]-[.E29]" office:value-type="float" office:value="180">
            <text:p>1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267693807">
            <text:p>1267693807</text:p>
          </table:table-cell>
          <table:table-cell office:value-type="float" office:value="1267693994">
            <text:p>1267693994</text:p>
          </table:table-cell>
          <table:table-cell table:formula="of:=[.F30]-[.E30]" office:value-type="float" office:value="187">
            <text:p>1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267693807">
            <text:p>1267693807</text:p>
          </table:table-cell>
          <table:table-cell office:value-type="float" office:value="1267693975">
            <text:p>1267693975</text:p>
          </table:table-cell>
          <table:table-cell table:formula="of:=[.F31]-[.E31]" office:value-type="float" office:value="168">
            <text:p>1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267693807">
            <text:p>1267693807</text:p>
          </table:table-cell>
          <table:table-cell office:value-type="float" office:value="1267693988">
            <text:p>1267693988</text:p>
          </table:table-cell>
          <table:table-cell table:formula="of:=[.F32]-[.E32]" office:value-type="float" office:value="181">
            <text:p>1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267693807">
            <text:p>1267693807</text:p>
          </table:table-cell>
          <table:table-cell office:value-type="float" office:value="1267693996">
            <text:p>1267693996</text:p>
          </table:table-cell>
          <table:table-cell table:formula="of:=[.F33]-[.E33]" office:value-type="float" office:value="189">
            <text:p>1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267693807">
            <text:p>1267693807</text:p>
          </table:table-cell>
          <table:table-cell office:value-type="float" office:value="1267693988">
            <text:p>1267693988</text:p>
          </table:table-cell>
          <table:table-cell table:formula="of:=[.F34]-[.E34]" office:value-type="float" office:value="181">
            <text:p>1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267693807">
            <text:p>1267693807</text:p>
          </table:table-cell>
          <table:table-cell office:value-type="float" office:value="1267693986">
            <text:p>1267693986</text:p>
          </table:table-cell>
          <table:table-cell table:formula="of:=[.F35]-[.E35]" office:value-type="float" office:value="179">
            <text:p>1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267693807">
            <text:p>1267693807</text:p>
          </table:table-cell>
          <table:table-cell office:value-type="float" office:value="1267693996">
            <text:p>1267693996</text:p>
          </table:table-cell>
          <table:table-cell table:formula="of:=[.F36]-[.E36]" office:value-type="float" office:value="189">
            <text:p>1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267693807">
            <text:p>1267693807</text:p>
          </table:table-cell>
          <table:table-cell office:value-type="float" office:value="1267694020">
            <text:p>1267694020</text:p>
          </table:table-cell>
          <table:table-cell table:formula="of:=[.F37]-[.E37]" office:value-type="float" office:value="213">
            <text:p>213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NFS TESTS</text:p>
          </table:table-cell>
          <table:table-cell table:style-name="ce1"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inogram creation</text:p>
          </table:table-cell>
          <table:table-cell office:value-type="string">
            <text:p>total time</text:p>
          </table:table-cell>
          <table:table-cell office:value-type="string">
            <text:p>Time / sino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ime / proc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/>
          <table:table-cell office:value-type="string">
            <text:p>sinogram creation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process no</text:p>
          </table:table-cell>
          <table:table-cell office:value-type="string">
            <text:p>time (sec)</text:p>
          </table:table-cell>
          <table:table-cell office:value-type="string">
            <text:p>std dev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25*60+54" office:value-type="float" office:value="1554">
            <text:p>1554</text:p>
          </table:table-cell>
          <table:table-cell table:formula="of:=[.B44]/511" office:value-type="float" office:value="3.04109589041096">
            <text:p>3.04</text:p>
          </table:table-cell>
          <table:table-cell office:value-type="float" office:value="0">
            <text:p>0</text:p>
          </table:table-cell>
          <table:table-cell office:value-type="float" office:value="1267744574">
            <text:p>1267744574</text:p>
          </table:table-cell>
          <table:table-cell office:value-type="float" office:value="1267745474">
            <text:p>1267745474</text:p>
          </table:table-cell>
          <table:table-cell table:formula="of:=[.F44]-[.E44]" office:value-type="float" office:value="900">
            <text:p>900</text:p>
          </table:table-cell>
          <table:table-cell table:formula="of:=GEOMEAN([.G44:.G45])" office:value-type="float" office:value="901.498752079003">
            <text:p>901.5</text:p>
          </table:table-cell>
          <table:table-cell table:formula="of:=STDEV([.G44:.G45])" office:value-type="float" office:value="2.12132034355964">
            <text:p>2.12</text:p>
          </table:table-cell>
          <table:table-cell/>
          <table:table-cell office:value-type="float" office:value="1">
            <text:p>1</text:p>
          </table:table-cell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FS (RAID 5) avg t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5*60+3" office:value-type="float" office:value="903">
            <text:p>903</text:p>
          </table:table-cell>
          <table:table-cell table:formula="of:=[.B45]/511" office:value-type="float" office:value="1.76712328767123">
            <text:p>1.77</text:p>
          </table:table-cell>
          <table:table-cell office:value-type="float" office:value="1">
            <text:p>1</text:p>
          </table:table-cell>
          <table:table-cell office:value-type="float" office:value="1267744574">
            <text:p>1267744574</text:p>
          </table:table-cell>
          <table:table-cell office:value-type="float" office:value="1267745477">
            <text:p>1267745477</text:p>
          </table:table-cell>
          <table:table-cell table:formula="of:=[.F45]-[.E45]" office:value-type="float" office:value="903">
            <text:p>90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01.5">
            <text:p>901.5</text:p>
          </table:table-cell>
          <table:table-cell office:value-type="float" office:value="2.12">
            <text:p>2.1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7*60+44" office:value-type="float" office:value="464">
            <text:p>464</text:p>
          </table:table-cell>
          <table:table-cell table:formula="of:=[.B46]/511" office:value-type="float" office:value="0.908023483365949">
            <text:p>0.91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453.21">
            <text:p>453.21</text:p>
          </table:table-cell>
          <table:table-cell office:value-type="float" office:value="7.27">
            <text:p>7.2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5*60+13" office:value-type="float" office:value="313">
            <text:p>313</text:p>
          </table:table-cell>
          <table:table-cell table:formula="of:=[.B47]/511" office:value-type="float" office:value="0.61252446183953">
            <text:p>0.61</text:p>
          </table:table-cell>
          <table:table-cell office:value-type="float" office:value="0">
            <text:p>0</text:p>
          </table:table-cell>
          <table:table-cell office:value-type="float" office:value="1267745477">
            <text:p>1267745477</text:p>
          </table:table-cell>
          <table:table-cell office:value-type="float" office:value="1267745925">
            <text:p>1267745925</text:p>
          </table:table-cell>
          <table:table-cell table:formula="of:=[.F47]-[.E47]" office:value-type="float" office:value="448">
            <text:p>448</text:p>
          </table:table-cell>
          <table:table-cell table:formula="of:=GEOMEAN([.G47:.G50])" office:value-type="float" office:value="453.206638328801">
            <text:p>453.21</text:p>
          </table:table-cell>
          <table:table-cell table:formula="of:=STDEV([.G47:.G50])" office:value-type="float" office:value="7.27438428093173">
            <text:p>7.27</text:p>
          </table:table-cell>
          <table:table-cell/>
          <table:table-cell office:value-type="float" office:value="8">
            <text:p>8</text:p>
          </table:table-cell>
          <table:table-cell office:value-type="float" office:value="291.99">
            <text:p>291.99</text:p>
          </table:table-cell>
          <table:table-cell office:value-type="float" office:value="9.57">
            <text:p>9.5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7*60+45" office:value-type="float" office:value="465">
            <text:p>465</text:p>
          </table:table-cell>
          <table:table-cell table:formula="of:=[.B48]/511" office:value-type="float" office:value="0.909980430528376">
            <text:p>0.91</text:p>
          </table:table-cell>
          <table:table-cell office:value-type="float" office:value="1">
            <text:p>1</text:p>
          </table:table-cell>
          <table:table-cell office:value-type="float" office:value="1267745477">
            <text:p>1267745477</text:p>
          </table:table-cell>
          <table:table-cell office:value-type="float" office:value="1267745927">
            <text:p>1267745927</text:p>
          </table:table-cell>
          <table:table-cell table:formula="of:=[.F48]-[.E48]" office:value-type="float" office:value="450">
            <text:p>450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422.99">
            <text:p>422.99</text:p>
          </table:table-cell>
          <table:table-cell office:value-type="float" office:value="11.45">
            <text:p>11.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45477">
            <text:p>1267745477</text:p>
          </table:table-cell>
          <table:table-cell office:value-type="float" office:value="1267745928">
            <text:p>1267745928</text:p>
          </table:table-cell>
          <table:table-cell table:formula="of:=[.F49]-[.E49]" office:value-type="float" office:value="451">
            <text:p>4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45477">
            <text:p>1267745477</text:p>
          </table:table-cell>
          <table:table-cell office:value-type="float" office:value="1267745941">
            <text:p>1267745941</text:p>
          </table:table-cell>
          <table:table-cell table:formula="of:=[.F50]-[.E50]" office:value-type="float" office:value="464">
            <text:p>46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554">
            <text:p>1554</text:p>
          </table:table-cell>
          <table:table-cell table:number-columns-repeated="2"/>
          <table:table-cell office:value-type="string">
            <text:p>NFS (RAID 5) total time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903">
            <text:p>9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745942">
            <text:p>1267745942</text:p>
          </table:table-cell>
          <table:table-cell office:value-type="float" office:value="1267746230">
            <text:p>1267746230</text:p>
          </table:table-cell>
          <table:table-cell table:formula="of:=[.F52]-[.E52]" office:value-type="float" office:value="288">
            <text:p>288</text:p>
          </table:table-cell>
          <table:table-cell table:formula="of:=GEOMEAN([.G52:.G59])" office:value-type="float" office:value="291.992428019731">
            <text:p>291.99</text:p>
          </table:table-cell>
          <table:table-cell table:formula="of:=STDEV([.G52:.G59])" office:value-type="float" office:value="9.56836304853507">
            <text:p>9.57</text:p>
          </table:table-cell>
          <table:table-cell/>
          <table:table-cell office:value-type="float" office:value="4">
            <text:p>4</text:p>
          </table:table-cell>
          <table:table-cell office:value-type="float" office:value="464">
            <text:p>4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745942">
            <text:p>1267745942</text:p>
          </table:table-cell>
          <table:table-cell office:value-type="float" office:value="1267746230">
            <text:p>1267746230</text:p>
          </table:table-cell>
          <table:table-cell table:formula="of:=[.F53]-[.E53]" office:value-type="float" office:value="288">
            <text:p>28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13">
            <text:p>3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45942">
            <text:p>1267745942</text:p>
          </table:table-cell>
          <table:table-cell office:value-type="float" office:value="1267746227">
            <text:p>1267746227</text:p>
          </table:table-cell>
          <table:table-cell table:formula="of:=[.F54]-[.E54]" office:value-type="float" office:value="285">
            <text:p>28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465">
            <text:p>4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45942">
            <text:p>1267745942</text:p>
          </table:table-cell>
          <table:table-cell office:value-type="float" office:value="1267746233">
            <text:p>1267746233</text:p>
          </table:table-cell>
          <table:table-cell table:formula="of:=[.F55]-[.E55]" office:value-type="float" office:value="291">
            <text:p>2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745942">
            <text:p>1267745942</text:p>
          </table:table-cell>
          <table:table-cell office:value-type="float" office:value="1267746229">
            <text:p>1267746229</text:p>
          </table:table-cell>
          <table:table-cell table:formula="of:=[.F56]-[.E56]" office:value-type="float" office:value="287">
            <text:p>2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745942">
            <text:p>1267745942</text:p>
          </table:table-cell>
          <table:table-cell office:value-type="float" office:value="1267746239">
            <text:p>1267746239</text:p>
          </table:table-cell>
          <table:table-cell table:formula="of:=[.F57]-[.E57]" office:value-type="float" office:value="297">
            <text:p>2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745942">
            <text:p>1267745942</text:p>
          </table:table-cell>
          <table:table-cell office:value-type="float" office:value="1267746229">
            <text:p>1267746229</text:p>
          </table:table-cell>
          <table:table-cell table:formula="of:=[.F58]-[.E58]" office:value-type="float" office:value="287">
            <text:p>2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745942">
            <text:p>1267745942</text:p>
          </table:table-cell>
          <table:table-cell office:value-type="float" office:value="1267746256">
            <text:p>1267746256</text:p>
          </table:table-cell>
          <table:table-cell table:formula="of:=[.F59]-[.E59]" office:value-type="float" office:value="314">
            <text:p>31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746256">
            <text:p>1267746256</text:p>
          </table:table-cell>
          <table:table-cell office:value-type="float" office:value="1267746677">
            <text:p>1267746677</text:p>
          </table:table-cell>
          <table:table-cell table:formula="of:=[.F61]-[.E61]" office:value-type="float" office:value="421">
            <text:p>421</text:p>
          </table:table-cell>
          <table:table-cell table:formula="of:=GEOMEAN([.G61:.G76])" office:value-type="float" office:value="422.988321639236">
            <text:p>422.99</text:p>
          </table:table-cell>
          <table:table-cell table:formula="of:=STDEV([.G61:.G76])" office:value-type="float" office:value="11.4477071940192">
            <text:p>11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62]-[.E62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63]-[.E63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64]-[.E64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746256">
            <text:p>1267746256</text:p>
          </table:table-cell>
          <table:table-cell office:value-type="float" office:value="1267746677">
            <text:p>1267746677</text:p>
          </table:table-cell>
          <table:table-cell table:formula="of:=[.F65]-[.E65]" office:value-type="float" office:value="421">
            <text:p>4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66]-[.E66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746256">
            <text:p>1267746256</text:p>
          </table:table-cell>
          <table:table-cell office:value-type="float" office:value="1267746677">
            <text:p>1267746677</text:p>
          </table:table-cell>
          <table:table-cell table:formula="of:=[.F67]-[.E67]" office:value-type="float" office:value="421">
            <text:p>4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68]-[.E68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69]-[.E69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70]-[.E70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71]-[.E71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267746256">
            <text:p>1267746256</text:p>
          </table:table-cell>
          <table:table-cell office:value-type="float" office:value="1267746675">
            <text:p>1267746675</text:p>
          </table:table-cell>
          <table:table-cell table:formula="of:=[.F72]-[.E72]" office:value-type="float" office:value="419">
            <text:p>4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267746256">
            <text:p>1267746256</text:p>
          </table:table-cell>
          <table:table-cell office:value-type="float" office:value="1267746677">
            <text:p>1267746677</text:p>
          </table:table-cell>
          <table:table-cell table:formula="of:=[.F73]-[.E73]" office:value-type="float" office:value="421">
            <text:p>4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267746256">
            <text:p>1267746256</text:p>
          </table:table-cell>
          <table:table-cell office:value-type="float" office:value="1267746676">
            <text:p>1267746676</text:p>
          </table:table-cell>
          <table:table-cell table:formula="of:=[.F74]-[.E74]" office:value-type="float" office:value="420">
            <text:p>4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267746256">
            <text:p>1267746256</text:p>
          </table:table-cell>
          <table:table-cell office:value-type="float" office:value="1267746677">
            <text:p>1267746677</text:p>
          </table:table-cell>
          <table:table-cell table:formula="of:=[.F75]-[.E75]" office:value-type="float" office:value="421">
            <text:p>4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267746256">
            <text:p>1267746256</text:p>
          </table:table-cell>
          <table:table-cell office:value-type="float" office:value="1267746722">
            <text:p>1267746722</text:p>
          </table:table-cell>
          <table:table-cell table:formula="of:=[.F76]-[.E76]" office:value-type="float" office:value="466">
            <text:p>466</text:p>
          </table:table-cell>
          <table:table-cell table:number-columns-repeated="8"/>
        </table:table-row>
      </table:table>
      <table:table table:name="sinogram recon" table:style-name="ta1" table:print="false"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SINGLE DISK TESTS</text:p>
          </table:table-cell>
          <table:table-cell table:style-name="ce1"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inogram reconstruction</text:p>
          </table:table-cell>
          <table:table-cell office:value-type="string">
            <text:p>total time</text:p>
          </table:table-cell>
          <table:table-cell office:value-type="string">
            <text:p>Time / sino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ime / proc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/>
          <table:table-cell office:value-type="string">
            <text:p>sinogram reconstruction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process no</text:p>
          </table:table-cell>
          <table:table-cell office:value-type="string">
            <text:p>time (sec)</text:p>
          </table:table-cell>
          <table:table-cell office:value-type="string">
            <text:p>std dev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(18*60+57)" office:value-type="float" office:value="1137">
            <text:p>1137</text:p>
          </table:table-cell>
          <table:table-cell table:formula="of:=[.B5]/511" office:value-type="float" office:value="2.22504892367906">
            <text:p>2.23</text:p>
          </table:table-cell>
          <table:table-cell office:value-type="float" office:value="0">
            <text:p>0</text:p>
          </table:table-cell>
          <table:table-cell office:value-type="float" office:value="1267695512">
            <text:p>1267695512</text:p>
          </table:table-cell>
          <table:table-cell office:value-type="float" office:value="1267696079">
            <text:p>1267696079</text:p>
          </table:table-cell>
          <table:table-cell table:formula="of:=[.F5]-[.E5]" office:value-type="float" office:value="567">
            <text:p>567</text:p>
          </table:table-cell>
          <table:table-cell table:formula="of:=GEOMEAN([.G5:.G6])" office:value-type="float" office:value="568.498021104735">
            <text:p>568.5</text:p>
          </table:table-cell>
          <table:table-cell table:formula="of:=STDEV([.G5:.G6])" office:value-type="float" office:value="2.12132034355964">
            <text:p>2.12</text:p>
          </table:table-cell>
          <table:table-cell/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disk avg t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9*60+29)" office:value-type="float" office:value="569">
            <text:p>569</text:p>
          </table:table-cell>
          <table:table-cell table:formula="of:=[.B6]/511" office:value-type="float" office:value="1.11350293542074">
            <text:p>1.11</text:p>
          </table:table-cell>
          <table:table-cell office:value-type="float" office:value="1">
            <text:p>1</text:p>
          </table:table-cell>
          <table:table-cell office:value-type="float" office:value="1267695512">
            <text:p>1267695512</text:p>
          </table:table-cell>
          <table:table-cell office:value-type="float" office:value="1267696082">
            <text:p>1267696082</text:p>
          </table:table-cell>
          <table:table-cell table:formula="of:=[.F6]-[.E6]" office:value-type="float" office:value="570">
            <text:p>57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8.5">
            <text:p>568.5</text:p>
          </table:table-cell>
          <table:table-cell office:value-type="float" office:value="2.12">
            <text:p>2.1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4*60+49)" office:value-type="float" office:value="289">
            <text:p>289</text:p>
          </table:table-cell>
          <table:table-cell table:formula="of:=[.B7]/511" office:value-type="float" office:value="0.565557729941292">
            <text:p>0.57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84.73">
            <text:p>284.73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(2*60+44)" office:value-type="float" office:value="164">
            <text:p>164</text:p>
          </table:table-cell>
          <table:table-cell table:formula="of:=[.B8]/511" office:value-type="float" office:value="0.320939334637965">
            <text:p>0.32</text:p>
          </table:table-cell>
          <table:table-cell office:value-type="float" office:value="0">
            <text:p>0</text:p>
          </table:table-cell>
          <table:table-cell office:value-type="float" office:value="1267696107">
            <text:p>1267696107</text:p>
          </table:table-cell>
          <table:table-cell office:value-type="float" office:value="1267696390">
            <text:p>1267696390</text:p>
          </table:table-cell>
          <table:table-cell table:formula="of:=[.F8]-[.E8]" office:value-type="float" office:value="283">
            <text:p>283</text:p>
          </table:table-cell>
          <table:table-cell table:formula="of:=GEOMEAN([.G8:.G11])" office:value-type="float" office:value="284.733997969561">
            <text:p>284.73</text:p>
          </table:table-cell>
          <table:table-cell table:formula="of:=STDEV([.G8:.G11])" office:value-type="float" office:value="3.5">
            <text:p>3.5</text:p>
          </table:table-cell>
          <table:table-cell/>
          <table:table-cell office:value-type="float" office:value="8">
            <text:p>8</text:p>
          </table:table-cell>
          <table:table-cell office:value-type="float" office:value="149.78">
            <text:p>149.78</text:p>
          </table:table-cell>
          <table:table-cell office:value-type="float" office:value="5.77">
            <text:p>5.7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(2*60+53)" office:value-type="float" office:value="173">
            <text:p>173</text:p>
          </table:table-cell>
          <table:table-cell table:formula="of:=[.B9]/511" office:value-type="float" office:value="0.338551859099804">
            <text:p>0.34</text:p>
          </table:table-cell>
          <table:table-cell office:value-type="float" office:value="1">
            <text:p>1</text:p>
          </table:table-cell>
          <table:table-cell office:value-type="float" office:value="1267696107">
            <text:p>1267696107</text:p>
          </table:table-cell>
          <table:table-cell office:value-type="float" office:value="1267696390">
            <text:p>1267696390</text:p>
          </table:table-cell>
          <table:table-cell table:formula="of:=[.F9]-[.E9]" office:value-type="float" office:value="283">
            <text:p>28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9.28">
            <text:p>9.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96107">
            <text:p>1267696107</text:p>
          </table:table-cell>
          <table:table-cell office:value-type="float" office:value="1267696390">
            <text:p>1267696390</text:p>
          </table:table-cell>
          <table:table-cell table:formula="of:=[.F10]-[.E10]" office:value-type="float" office:value="283">
            <text:p>2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96107">
            <text:p>1267696107</text:p>
          </table:table-cell>
          <table:table-cell office:value-type="float" office:value="1267696397">
            <text:p>1267696397</text:p>
          </table:table-cell>
          <table:table-cell table:formula="of:=[.F11]-[.E11]" office:value-type="float" office:value="290">
            <text:p>29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(18*60+57)" office:value-type="float" office:value="1137">
            <text:p>1137</text:p>
          </table:table-cell>
          <table:table-cell table:number-columns-repeated="2"/>
          <table:table-cell office:value-type="string">
            <text:p>Single disk total time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formula="of:=(9*60+29)" office:value-type="float" office:value="569">
            <text:p>5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696447">
            <text:p>1267696447</text:p>
          </table:table-cell>
          <table:table-cell office:value-type="float" office:value="1267696595">
            <text:p>1267696595</text:p>
          </table:table-cell>
          <table:table-cell table:formula="of:=[.F13]-[.E13]" office:value-type="float" office:value="148">
            <text:p>148</text:p>
          </table:table-cell>
          <table:table-cell table:formula="of:=GEOMEAN([.G13:.G20])" office:value-type="float" office:value="149.7826387913">
            <text:p>149.78</text:p>
          </table:table-cell>
          <table:table-cell table:formula="of:=STDEV([.G13:.G20])" office:value-type="float" office:value="5.7678295001549">
            <text:p>5.77</text:p>
          </table:table-cell>
          <table:table-cell/>
          <table:table-cell office:value-type="float" office:value="4">
            <text:p>4</text:p>
          </table:table-cell>
          <table:table-cell table:formula="of:=(4*60+49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696447">
            <text:p>1267696447</text:p>
          </table:table-cell>
          <table:table-cell office:value-type="float" office:value="1267696595">
            <text:p>1267696595</text:p>
          </table:table-cell>
          <table:table-cell table:formula="of:=[.F14]-[.E14]" office:value-type="float" office:value="148">
            <text:p>148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(2*60+44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96447">
            <text:p>1267696447</text:p>
          </table:table-cell>
          <table:table-cell office:value-type="float" office:value="1267696596">
            <text:p>1267696596</text:p>
          </table:table-cell>
          <table:table-cell table:formula="of:=[.F15]-[.E15]" office:value-type="float" office:value="149">
            <text:p>14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(2*60+53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96447">
            <text:p>1267696447</text:p>
          </table:table-cell>
          <table:table-cell office:value-type="float" office:value="1267696594">
            <text:p>1267696594</text:p>
          </table:table-cell>
          <table:table-cell table:formula="of:=[.F16]-[.E16]" office:value-type="float" office:value="147">
            <text:p>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696447">
            <text:p>1267696447</text:p>
          </table:table-cell>
          <table:table-cell office:value-type="float" office:value="1267696594">
            <text:p>1267696594</text:p>
          </table:table-cell>
          <table:table-cell table:formula="of:=[.F17]-[.E17]" office:value-type="float" office:value="147">
            <text:p>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696447">
            <text:p>1267696447</text:p>
          </table:table-cell>
          <table:table-cell office:value-type="float" office:value="1267696594">
            <text:p>1267696594</text:p>
          </table:table-cell>
          <table:table-cell table:formula="of:=[.F18]-[.E18]" office:value-type="float" office:value="147">
            <text:p>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696447">
            <text:p>1267696447</text:p>
          </table:table-cell>
          <table:table-cell office:value-type="float" office:value="1267696596">
            <text:p>1267696596</text:p>
          </table:table-cell>
          <table:table-cell table:formula="of:=[.F19]-[.E19]" office:value-type="float" office:value="149">
            <text:p>1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696447">
            <text:p>1267696447</text:p>
          </table:table-cell>
          <table:table-cell office:value-type="float" office:value="1267696611">
            <text:p>1267696611</text:p>
          </table:table-cell>
          <table:table-cell table:formula="of:=[.F20]-[.E20]" office:value-type="float" office:value="164">
            <text:p>16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696711">
            <text:p>1267696711</text:p>
          </table:table-cell>
          <table:table-cell office:value-type="float" office:value="1267696848">
            <text:p>1267696848</text:p>
          </table:table-cell>
          <table:table-cell table:formula="of:=[.F22]-[.E22]" office:value-type="float" office:value="137">
            <text:p>137</text:p>
          </table:table-cell>
          <table:table-cell table:formula="of:=GEOMEAN([.G22:.G37])" office:value-type="float" office:value="139.995566405408">
            <text:p>140</text:p>
          </table:table-cell>
          <table:table-cell table:formula="of:=STDEV([.G22:.G37])" office:value-type="float" office:value="9.28439551074813">
            <text:p>9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696711">
            <text:p>1267696711</text:p>
          </table:table-cell>
          <table:table-cell office:value-type="float" office:value="1267696851">
            <text:p>1267696851</text:p>
          </table:table-cell>
          <table:table-cell table:formula="of:=[.F23]-[.E23]" office:value-type="float" office:value="140">
            <text:p>1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696711">
            <text:p>1267696711</text:p>
          </table:table-cell>
          <table:table-cell office:value-type="float" office:value="1267696847">
            <text:p>1267696847</text:p>
          </table:table-cell>
          <table:table-cell table:formula="of:=[.F24]-[.E24]" office:value-type="float" office:value="136">
            <text:p>1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696711">
            <text:p>1267696711</text:p>
          </table:table-cell>
          <table:table-cell office:value-type="float" office:value="1267696848">
            <text:p>1267696848</text:p>
          </table:table-cell>
          <table:table-cell table:formula="of:=[.F25]-[.E25]"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696711">
            <text:p>1267696711</text:p>
          </table:table-cell>
          <table:table-cell office:value-type="float" office:value="1267696849">
            <text:p>1267696849</text:p>
          </table:table-cell>
          <table:table-cell table:formula="of:=[.F26]-[.E26]" office:value-type="float" office:value="138">
            <text:p>1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696711">
            <text:p>1267696711</text:p>
          </table:table-cell>
          <table:table-cell office:value-type="float" office:value="1267696848">
            <text:p>1267696848</text:p>
          </table:table-cell>
          <table:table-cell table:formula="of:=[.F27]-[.E27]"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696711">
            <text:p>1267696711</text:p>
          </table:table-cell>
          <table:table-cell office:value-type="float" office:value="1267696850">
            <text:p>1267696850</text:p>
          </table:table-cell>
          <table:table-cell table:formula="of:=[.F28]-[.E28]"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696711">
            <text:p>1267696711</text:p>
          </table:table-cell>
          <table:table-cell office:value-type="float" office:value="1267696850">
            <text:p>1267696850</text:p>
          </table:table-cell>
          <table:table-cell table:formula="of:=[.F29]-[.E29]"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267696711">
            <text:p>1267696711</text:p>
          </table:table-cell>
          <table:table-cell office:value-type="float" office:value="1267696849">
            <text:p>1267696849</text:p>
          </table:table-cell>
          <table:table-cell table:formula="of:=[.F30]-[.E30]" office:value-type="float" office:value="138">
            <text:p>1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267696711">
            <text:p>1267696711</text:p>
          </table:table-cell>
          <table:table-cell office:value-type="float" office:value="1267696850">
            <text:p>1267696850</text:p>
          </table:table-cell>
          <table:table-cell table:formula="of:=[.F31]-[.E31]"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267696711">
            <text:p>1267696711</text:p>
          </table:table-cell>
          <table:table-cell office:value-type="float" office:value="1267696850">
            <text:p>1267696850</text:p>
          </table:table-cell>
          <table:table-cell table:formula="of:=[.F32]-[.E32]"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267696711">
            <text:p>1267696711</text:p>
          </table:table-cell>
          <table:table-cell office:value-type="float" office:value="1267696851">
            <text:p>1267696851</text:p>
          </table:table-cell>
          <table:table-cell table:formula="of:=[.F33]-[.E33]" office:value-type="float" office:value="140">
            <text:p>1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267696711">
            <text:p>1267696711</text:p>
          </table:table-cell>
          <table:table-cell office:value-type="float" office:value="1267696850">
            <text:p>1267696850</text:p>
          </table:table-cell>
          <table:table-cell table:formula="of:=[.F34]-[.E34]"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267696711">
            <text:p>1267696711</text:p>
          </table:table-cell>
          <table:table-cell office:value-type="float" office:value="1267696852">
            <text:p>1267696852</text:p>
          </table:table-cell>
          <table:table-cell table:formula="of:=[.F35]-[.E35]" office:value-type="float" office:value="141">
            <text:p>1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267696711">
            <text:p>1267696711</text:p>
          </table:table-cell>
          <table:table-cell office:value-type="float" office:value="1267696842">
            <text:p>1267696842</text:p>
          </table:table-cell>
          <table:table-cell table:formula="of:=[.F36]-[.E36]" office:value-type="float" office:value="131">
            <text:p>1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267696711">
            <text:p>1267696711</text:p>
          </table:table-cell>
          <table:table-cell office:value-type="float" office:value="1267696885">
            <text:p>1267696885</text:p>
          </table:table-cell>
          <table:table-cell table:formula="of:=[.F37]-[.E37]" office:value-type="float" office:value="174">
            <text:p>17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NFS TESTS</text:p>
          </table:table-cell>
          <table:table-cell table:style-name="ce1"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inogram reconstruction</text:p>
          </table:table-cell>
          <table:table-cell office:value-type="string">
            <text:p>total time</text:p>
          </table:table-cell>
          <table:table-cell office:value-type="string">
            <text:p>Time / sino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ime / proc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/>
          <table:table-cell office:value-type="string">
            <text:p>sinogram reconstruction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process no</text:p>
          </table:table-cell>
          <table:table-cell office:value-type="string">
            <text:p>time (sec)</text:p>
          </table:table-cell>
          <table:table-cell office:value-type="string">
            <text:p>std dev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21*60+11" office:value-type="float" office:value="1271">
            <text:p>1271</text:p>
          </table:table-cell>
          <table:table-cell table:formula="of:=[.B43]/511" office:value-type="float" office:value="2.48727984344423">
            <text:p>2.49</text:p>
          </table:table-cell>
          <table:table-cell office:value-type="float" office:value="0">
            <text:p>0</text:p>
          </table:table-cell>
          <table:table-cell office:value-type="float" office:value="1267772414">
            <text:p>1267772414</text:p>
          </table:table-cell>
          <table:table-cell office:value-type="float" office:value="1267773025">
            <text:p>1267773025</text:p>
          </table:table-cell>
          <table:table-cell table:formula="of:=[.F43]-[.E43]" office:value-type="float" office:value="611">
            <text:p>611</text:p>
          </table:table-cell>
          <table:table-cell table:formula="of:=GEOMEAN([.G43:.G44])" office:value-type="float" office:value="611.999183005991">
            <text:p>612</text:p>
          </table:table-cell>
          <table:table-cell table:formula="of:=STDEV([.G43:.G44])" office:value-type="float" office:value="1.4142135623731">
            <text:p>1.41</text:p>
          </table:table-cell>
          <table:table-cell/>
          <table:table-cell office:value-type="float" office:value="1">
            <text:p>1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FS (RAID 5) avg t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0*60+13" office:value-type="float" office:value="613">
            <text:p>613</text:p>
          </table:table-cell>
          <table:table-cell table:formula="of:=[.B44]/511" office:value-type="float" office:value="1.19960861056751">
            <text:p>1.2</text:p>
          </table:table-cell>
          <table:table-cell office:value-type="float" office:value="1">
            <text:p>1</text:p>
          </table:table-cell>
          <table:table-cell office:value-type="float" office:value="1267772414">
            <text:p>1267772414</text:p>
          </table:table-cell>
          <table:table-cell office:value-type="float" office:value="1267773027">
            <text:p>1267773027</text:p>
          </table:table-cell>
          <table:table-cell table:formula="of:=[.F44]-[.E44]" office:value-type="float" office:value="613">
            <text:p>61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1.41">
            <text:p>1.4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5*60+12" office:value-type="float" office:value="312">
            <text:p>312</text:p>
          </table:table-cell>
          <table:table-cell table:formula="of:=[.B45]/511" office:value-type="float" office:value="0.610567514677104">
            <text:p>0.61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306.74">
            <text:p>306.74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2*60+53" office:value-type="float" office:value="173">
            <text:p>173</text:p>
          </table:table-cell>
          <table:table-cell table:formula="of:=[.B46]/511" office:value-type="float" office:value="0.338551859099804">
            <text:p>0.34</text:p>
          </table:table-cell>
          <table:table-cell office:value-type="float" office:value="0">
            <text:p>0</text:p>
          </table:table-cell>
          <table:table-cell office:value-type="float" office:value="1267773028">
            <text:p>1267773028</text:p>
          </table:table-cell>
          <table:table-cell office:value-type="float" office:value="1267773333">
            <text:p>1267773333</text:p>
          </table:table-cell>
          <table:table-cell table:formula="of:=[.F46]-[.E46]" office:value-type="float" office:value="305">
            <text:p>305</text:p>
          </table:table-cell>
          <table:table-cell table:formula="of:=GEOMEAN([.G46:.G49])" office:value-type="float" office:value="306.735137039426">
            <text:p>306.74</text:p>
          </table:table-cell>
          <table:table-cell table:formula="of:=STDEV([.G46:.G49])" office:value-type="float" office:value="3.5">
            <text:p>3.5</text:p>
          </table:table-cell>
          <table:table-cell/>
          <table:table-cell office:value-type="float" office:value="8">
            <text:p>8</text:p>
          </table:table-cell>
          <table:table-cell office:value-type="float" office:value="158.28">
            <text:p>158.28</text:p>
          </table:table-cell>
          <table:table-cell office:value-type="float" office:value="5.93">
            <text:p>5.9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2*60+54" office:value-type="float" office:value="174">
            <text:p>174</text:p>
          </table:table-cell>
          <table:table-cell table:formula="of:=[.B47]/511" office:value-type="float" office:value="0.340508806262231">
            <text:p>0.34</text:p>
          </table:table-cell>
          <table:table-cell office:value-type="float" office:value="1">
            <text:p>1</text:p>
          </table:table-cell>
          <table:table-cell office:value-type="float" office:value="1267773028">
            <text:p>1267773028</text:p>
          </table:table-cell>
          <table:table-cell office:value-type="float" office:value="1267773333">
            <text:p>1267773333</text:p>
          </table:table-cell>
          <table:table-cell table:formula="of:=[.F47]-[.E47]" office:value-type="float" office:value="305">
            <text:p>30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41.71">
            <text:p>141.71</text:p>
          </table:table-cell>
          <table:table-cell office:value-type="float" office:value="8.88">
            <text:p>8.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73028">
            <text:p>1267773028</text:p>
          </table:table-cell>
          <table:table-cell office:value-type="float" office:value="1267773333">
            <text:p>1267773333</text:p>
          </table:table-cell>
          <table:table-cell table:formula="of:=[.F48]-[.E48]" office:value-type="float" office:value="305">
            <text:p>3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73028">
            <text:p>1267773028</text:p>
          </table:table-cell>
          <table:table-cell office:value-type="float" office:value="1267773340">
            <text:p>1267773340</text:p>
          </table:table-cell>
          <table:table-cell table:formula="of:=[.F49]-[.E49]" office:value-type="float" office:value="312">
            <text:p>3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71">
            <text:p>1271</text:p>
          </table:table-cell>
          <table:table-cell table:number-columns-repeated="2"/>
          <table:table-cell office:value-type="string">
            <text:p>NFS (RAID 5) total time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773341">
            <text:p>1267773341</text:p>
          </table:table-cell>
          <table:table-cell office:value-type="float" office:value="1267773498">
            <text:p>1267773498</text:p>
          </table:table-cell>
          <table:table-cell table:formula="of:=[.F51]-[.E51]" office:value-type="float" office:value="157">
            <text:p>157</text:p>
          </table:table-cell>
          <table:table-cell table:formula="of:=GEOMEAN([.G51:.G58])" office:value-type="float" office:value="158.28273647324">
            <text:p>158.28</text:p>
          </table:table-cell>
          <table:table-cell table:formula="of:=STDEV([.G51:.G58])" office:value-type="float" office:value="5.92663479556485">
            <text:p>5.93</text:p>
          </table:table-cell>
          <table:table-cell/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773341">
            <text:p>1267773341</text:p>
          </table:table-cell>
          <table:table-cell office:value-type="float" office:value="1267773497">
            <text:p>1267773497</text:p>
          </table:table-cell>
          <table:table-cell table:formula="of:=[.F52]-[.E52]" office:value-type="float" office:value="156">
            <text:p>15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73341">
            <text:p>1267773341</text:p>
          </table:table-cell>
          <table:table-cell office:value-type="float" office:value="1267773497">
            <text:p>1267773497</text:p>
          </table:table-cell>
          <table:table-cell table:formula="of:=[.F53]-[.E53]" office:value-type="float" office:value="156">
            <text:p>15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73341">
            <text:p>1267773341</text:p>
          </table:table-cell>
          <table:table-cell office:value-type="float" office:value="1267773498">
            <text:p>1267773498</text:p>
          </table:table-cell>
          <table:table-cell table:formula="of:=[.F54]-[.E54]" office:value-type="float" office:value="157">
            <text:p>1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773341">
            <text:p>1267773341</text:p>
          </table:table-cell>
          <table:table-cell office:value-type="float" office:value="1267773497">
            <text:p>1267773497</text:p>
          </table:table-cell>
          <table:table-cell table:formula="of:=[.F55]-[.E55]" office:value-type="float" office:value="156">
            <text:p>1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773341">
            <text:p>1267773341</text:p>
          </table:table-cell>
          <table:table-cell office:value-type="float" office:value="1267773497">
            <text:p>1267773497</text:p>
          </table:table-cell>
          <table:table-cell table:formula="of:=[.F56]-[.E56]" office:value-type="float" office:value="156">
            <text:p>1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773341">
            <text:p>1267773341</text:p>
          </table:table-cell>
          <table:table-cell office:value-type="float" office:value="1267773497">
            <text:p>1267773497</text:p>
          </table:table-cell>
          <table:table-cell table:formula="of:=[.F57]-[.E57]" office:value-type="float" office:value="156">
            <text:p>1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773341">
            <text:p>1267773341</text:p>
          </table:table-cell>
          <table:table-cell office:value-type="float" office:value="1267773514">
            <text:p>1267773514</text:p>
          </table:table-cell>
          <table:table-cell table:formula="of:=[.F58]-[.E58]" office:value-type="float" office:value="173">
            <text:p>17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267773515">
            <text:p>1267773515</text:p>
          </table:table-cell>
          <table:table-cell office:value-type="float" office:value="1267773654">
            <text:p>1267773654</text:p>
          </table:table-cell>
          <table:table-cell table:formula="of:=[.F60]-[.E60]" office:value-type="float" office:value="139">
            <text:p>139</text:p>
          </table:table-cell>
          <table:table-cell table:formula="of:=GEOMEAN([.G60:.G75])" office:value-type="float" office:value="141.705585614287">
            <text:p>141.71</text:p>
          </table:table-cell>
          <table:table-cell table:formula="of:=STDEV([.G60:.G75])" office:value-type="float" office:value="8.88045606936941">
            <text:p>8.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267773515">
            <text:p>1267773515</text:p>
          </table:table-cell>
          <table:table-cell office:value-type="float" office:value="1267773658">
            <text:p>1267773658</text:p>
          </table:table-cell>
          <table:table-cell table:formula="of:=[.F61]-[.E61]" office:value-type="float" office:value="143">
            <text:p>1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267773515">
            <text:p>1267773515</text:p>
          </table:table-cell>
          <table:table-cell office:value-type="float" office:value="1267773657">
            <text:p>1267773657</text:p>
          </table:table-cell>
          <table:table-cell table:formula="of:=[.F62]-[.E62]" office:value-type="float" office:value="142">
            <text:p>1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267773515">
            <text:p>1267773515</text:p>
          </table:table-cell>
          <table:table-cell office:value-type="float" office:value="1267773653">
            <text:p>1267773653</text:p>
          </table:table-cell>
          <table:table-cell table:formula="of:=[.F63]-[.E63]" office:value-type="float" office:value="138">
            <text:p>1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267773515">
            <text:p>1267773515</text:p>
          </table:table-cell>
          <table:table-cell office:value-type="float" office:value="1267773655">
            <text:p>1267773655</text:p>
          </table:table-cell>
          <table:table-cell table:formula="of:=[.F64]-[.E64]" office:value-type="float" office:value="140">
            <text:p>1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267773515">
            <text:p>1267773515</text:p>
          </table:table-cell>
          <table:table-cell office:value-type="float" office:value="1267773656">
            <text:p>1267773656</text:p>
          </table:table-cell>
          <table:table-cell table:formula="of:=[.F65]-[.E65]" office:value-type="float" office:value="141">
            <text:p>1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267773515">
            <text:p>1267773515</text:p>
          </table:table-cell>
          <table:table-cell office:value-type="float" office:value="1267773658">
            <text:p>1267773658</text:p>
          </table:table-cell>
          <table:table-cell table:formula="of:=[.F66]-[.E66]" office:value-type="float" office:value="143">
            <text:p>1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267773515">
            <text:p>1267773515</text:p>
          </table:table-cell>
          <table:table-cell office:value-type="float" office:value="1267773657">
            <text:p>1267773657</text:p>
          </table:table-cell>
          <table:table-cell table:formula="of:=[.F67]-[.E67]" office:value-type="float" office:value="142">
            <text:p>1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267773515">
            <text:p>1267773515</text:p>
          </table:table-cell>
          <table:table-cell office:value-type="float" office:value="1267773654">
            <text:p>1267773654</text:p>
          </table:table-cell>
          <table:table-cell table:formula="of:=[.F68]-[.E68]"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267773515">
            <text:p>1267773515</text:p>
          </table:table-cell>
          <table:table-cell office:value-type="float" office:value="1267773655">
            <text:p>1267773655</text:p>
          </table:table-cell>
          <table:table-cell table:formula="of:=[.F69]-[.E69]" office:value-type="float" office:value="140">
            <text:p>1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267773515">
            <text:p>1267773515</text:p>
          </table:table-cell>
          <table:table-cell office:value-type="float" office:value="1267773650">
            <text:p>1267773650</text:p>
          </table:table-cell>
          <table:table-cell table:formula="of:=[.F70]-[.E70]" office:value-type="float" office:value="135">
            <text:p>1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267773515">
            <text:p>1267773515</text:p>
          </table:table-cell>
          <table:table-cell office:value-type="float" office:value="1267773655">
            <text:p>1267773655</text:p>
          </table:table-cell>
          <table:table-cell table:formula="of:=[.F71]-[.E71]" office:value-type="float" office:value="140">
            <text:p>1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267773515">
            <text:p>1267773515</text:p>
          </table:table-cell>
          <table:table-cell office:value-type="float" office:value="1267773652">
            <text:p>1267773652</text:p>
          </table:table-cell>
          <table:table-cell table:formula="of:=[.F72]-[.E72]"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267773515">
            <text:p>1267773515</text:p>
          </table:table-cell>
          <table:table-cell office:value-type="float" office:value="1267773651">
            <text:p>1267773651</text:p>
          </table:table-cell>
          <table:table-cell table:formula="of:=[.F73]-[.E73]" office:value-type="float" office:value="136">
            <text:p>1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267773515">
            <text:p>1267773515</text:p>
          </table:table-cell>
          <table:table-cell office:value-type="float" office:value="1267773657">
            <text:p>1267773657</text:p>
          </table:table-cell>
          <table:table-cell table:formula="of:=[.F74]-[.E74]" office:value-type="float" office:value="142">
            <text:p>1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267773515">
            <text:p>1267773515</text:p>
          </table:table-cell>
          <table:table-cell office:value-type="float" office:value="1267773689">
            <text:p>1267773689</text:p>
          </table:table-cell>
          <table:table-cell table:formula="of:=[.F75]-[.E75]" office:value-type="float" office:value="174">
            <text:p>174</text:p>
          </table:table-cell>
          <table:table-cell table:number-columns-repeated="8"/>
        </table:table-row>
      </table:table>
      <table:table table:name="graphs" table:style-name="ta1" table:print="false">
        <table:table-column table:style-name="co2" table:default-cell-style-name="Default"/>
        <table:table-row table:style-name="ro1">
          <table:table-cell>
            <draw:frame table:end-cell-address="graphs.I22" table:end-x="2.258cm" table:end-y="0.28cm" draw:z-index="0" draw:style-name="gr1" svg:width="20.323cm" svg:height="10.833cm" svg:x="0cm" svg:y="0.001cm">
              <draw:object draw:notify-on-update-of-ranges="'background removal'.K3:'background removal'.K3 'background removal'.O5:'background removal'.O5 'background removal'.L5:'background removal'.L9 'background removal'.K5:'background removal'.K9 'background removal'.M5:'background removal'.M9 'background removal'.M5:'background removal'.M9 'background removal'.O11:'background removal'.O11 'background removal'.L11:'background removal'.L15 'background removal'.K11:'background removal'.K15 'background removal'.O44:'background removal'.O44 'background removal'.L44:'background removal'.L48 'background removal'.K44:'background removal'.K48 'background removal'.M44:'background removal'.M48 'background removal'.M44:'background removal'.M48 'background removal'.O50:'background removal'.O50 'background removal'.L50:'background removal'.L54 'background removal'.K50:'background removal'.K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1">
          <table:table-cell/>
        </table:table-row>
        <table:table-row table:style-name="ro1">
          <table:table-cell>
            <draw:frame table:end-cell-address="graphs.I44" table:end-x="2.258cm" table:end-y="0.141cm" draw:z-index="1" draw:style-name="gr1" svg:width="20.323cm" svg:height="10.47cm" svg:x="0cm" svg:y="0.226cm">
              <draw:object draw:notify-on-update-of-ranges="'sinogram creation'.L16:'sinogram creation'.L16 'sinogram creation'.O5:'sinogram creation'.O5 'sinogram creation'.L5:'sinogram creation'.L9 'sinogram creation'.K5:'sinogram creation'.K9 'background removal'.M5:'background removal'.M9 'background removal'.M5:'background removal'.M9 'sinogram creation'.O11:'sinogram creation'.O11 'sinogram creation'.L11:'sinogram creation'.L15 'sinogram creation'.K11:'sinogram creation'.K15 'sinogram creation'.O44:'sinogram creation'.O44 'sinogram creation'.L44:'sinogram creation'.L48 'sinogram creation'.K44:'sinogram creation'.K48 'sinogram creation'.M44:'sinogram creation'.M48 'sinogram creation'.M44:'sinogram creation'.M48 'sinogram creation'.O50:'sinogram creation'.O50 'sinogram creation'.L50:'sinogram creation'.L54 'sinogram creation'.K50:'sinogram creation'.K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0">
          <table:table-cell/>
        </table:table-row>
        <table:table-row table:style-name="ro1">
          <table:table-cell>
            <draw:frame table:end-cell-address="graphs.J62" table:end-x="0.084cm" table:end-y="0.337cm" draw:z-index="2" draw:style-name="gr1" svg:width="20.407cm" svg:height="9.194cm" svg:x="0cm" svg:y="0.189cm">
              <draw:object draw:notify-on-update-of-ranges="'sinogram recon'.O5:'sinogram recon'.O5 'sinogram recon'.L5:'sinogram recon'.L9 'sinogram recon'.K5:'sinogram recon'.K9 'sinogram recon'.M5:'sinogram recon'.M9 'sinogram recon'.M5:'sinogram recon'.M9 'sinogram recon'.O11:'sinogram recon'.O11 'sinogram recon'.L11:'sinogram recon'.L15 'sinogram recon'.K11:'sinogram recon'.K15 'sinogram recon'.O43:'sinogram recon'.O43 'sinogram recon'.L43:'sinogram recon'.L47 'sinogram recon'.K43:'sinogram recon'.K47 'sinogram recon'.M43:'sinogram recon'.M47 'sinogram recon'.M43:'sinogram recon'.M47 'sinogram recon'.O49:'sinogram recon'.O49 'sinogram recon'.L49:'sinogram recon'.L53 'sinogram recon'.K49:'sinogram recon'.K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aggregate tests" table:style-name="ta1" table:print="false">
        <table:table-column table:style-name="co2" table:number-columns-repeated="13" table:default-cell-style-name="Default"/>
        <table:table-row table:style-name="ro1">
          <table:table-cell table:style-name="ce1" office:value-type="string">
            <text:p>background removal</text:p>
          </table:table-cell>
          <table:table-cell table:style-name="ce1" table:number-columns-repeated="7"/>
          <table:table-cell table:number-columns-repeated="5"/>
        </table:table-row>
        <table:table-row table:style-name="ro1">
          <table:table-cell office:value-type="string">
            <text:p>n processes</text:p>
          </table:table-cell>
          <table:table-cell table:number-columns-repeated="3" office:value-type="string">
            <text:p>internal</text:p>
          </table:table-cell>
          <table:table-cell office:value-type="string">
            <text:p>nfs </text:p>
          </table:table-cell>
          <table:table-cell office:value-type="string">
            <text:p>nfs </text:p>
          </table:table-cell>
          <table:table-cell office:value-type="string">
            <text:p>nfs </text:p>
          </table:table-cell>
          <table:table-cell office:value-type="string">
            <text:p>nf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334x256</text:p>
          </table:table-cell>
          <table:table-cell office:value-type="string">
            <text:p>668x511</text:p>
          </table:table-cell>
          <table:table-cell office:value-type="string">
            <text:p>1336x1022</text:p>
          </table:table-cell>
          <table:table-cell office:value-type="string">
            <text:p>334x256</text:p>
          </table:table-cell>
          <table:table-cell office:value-type="string">
            <text:p>668x511</text:p>
          </table:table-cell>
          <table:table-cell office:value-type="string">
            <text:p>1336x1022</text:p>
          </table:table-cell>
          <table:table-cell office:value-type="string">
            <text:p>5344x408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0*60+56" office:value-type="float" office:value="656">
            <text:p>656</text:p>
          </table:table-cell>
          <table:table-cell table:formula="of:=11*60+45" office:value-type="float" office:value="705">
            <text:p>705</text:p>
          </table:table-cell>
          <table:table-cell/>
          <table:table-cell table:formula="of:=12*60+37" office:value-type="float" office:value="757">
            <text:p>757</text:p>
          </table:table-cell>
          <table:table-cell table:formula="of:=12*60+38" office:value-type="float" office:value="758">
            <text:p>758</text:p>
          </table:table-cell>
          <table:table-cell table:formula="of:=17*60+53" office:value-type="float" office:value="1073">
            <text:p>1073</text:p>
          </table:table-cell>
          <table:table-cell/>
          <table:table-cell/>
          <table:table-cell table:formula="of:=[.E4]/[.E7]" office:value-type="float" office:value="4.09189189189189">
            <text:p>4.09</text:p>
          </table:table-cell>
          <table:table-cell table:formula="of:=[.F4]/[.F7]" office:value-type="float" office:value="3.86734693877551">
            <text:p>3.87</text:p>
          </table:table-cell>
          <table:table-cell table:formula="of:=[.G4]/[.G7]" office:value-type="float" office:value="4.2078431372549">
            <text:p>4.21</text:p>
          </table:table-cell>
          <table:table-cell table:formula="of:=[.H4]/[.H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60+8" office:value-type="float" office:value="488">
            <text:p>488</text:p>
          </table:table-cell>
          <table:table-cell table:formula="of:=8*60+25" office:value-type="float" office:value="505">
            <text:p>505</text:p>
          </table:table-cell>
          <table:table-cell/>
          <table:table-cell table:formula="of:=8*60+49" office:value-type="float" office:value="529">
            <text:p>529</text:p>
          </table:table-cell>
          <table:table-cell table:formula="of:=9*60+18" office:value-type="float" office:value="558">
            <text:p>558</text:p>
          </table:table-cell>
          <table:table-cell table:formula="of:=11*60+38" office:value-type="float" office:value="698">
            <text:p>698</text:p>
          </table:table-cell>
          <table:table-cell/>
          <table:table-cell/>
          <table:table-cell table:formula="of:=[.E5]/[.E7]" office:value-type="float" office:value="2.85945945945946">
            <text:p>2.86</text:p>
          </table:table-cell>
          <table:table-cell table:formula="of:=[.F5]/[.F7]" office:value-type="float" office:value="2.8469387755102">
            <text:p>2.85</text:p>
          </table:table-cell>
          <table:table-cell table:formula="of:=[.G5]/[.G7]" office:value-type="float" office:value="2.73725490196078">
            <text:p>2.74</text:p>
          </table:table-cell>
          <table:table-cell table:formula="of:=[.H5]/[.H7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4*60+55" office:value-type="float" office:value="295">
            <text:p>295</text:p>
          </table:table-cell>
          <table:table-cell table:formula="of:=5*60+4" office:value-type="float" office:value="304">
            <text:p>304</text:p>
          </table:table-cell>
          <table:table-cell/>
          <table:table-cell table:formula="of:=5*60+8" office:value-type="float" office:value="308">
            <text:p>308</text:p>
          </table:table-cell>
          <table:table-cell table:formula="of:=5*60+22" office:value-type="float" office:value="322">
            <text:p>322</text:p>
          </table:table-cell>
          <table:table-cell table:formula="of:=6*60+38" office:value-type="float" office:value="398">
            <text:p>398</text:p>
          </table:table-cell>
          <table:table-cell table:formula="of:=40*60+17" office:value-type="float" office:value="2417">
            <text:p>2417</text:p>
          </table:table-cell>
          <table:table-cell/>
          <table:table-cell table:formula="of:=[.E6]/[.E7]" office:value-type="float" office:value="1.66486486486487">
            <text:p>1.66</text:p>
          </table:table-cell>
          <table:table-cell table:formula="of:=[.F6]/[.F7]" office:value-type="float" office:value="1.64285714285714">
            <text:p>1.64</text:p>
          </table:table-cell>
          <table:table-cell table:formula="of:=[.G6]/[.G7]" office:value-type="float" office:value="1.56078431372549">
            <text:p>1.56</text:p>
          </table:table-cell>
          <table:table-cell table:formula="of:=[.H6]/[.H7]" office:value-type="float" office:value="1.23885187083547">
            <text:p>1.2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3*60+1" office:value-type="float" office:value="181">
            <text:p>181</text:p>
          </table:table-cell>
          <table:table-cell table:formula="of:=3*60+1" office:value-type="float" office:value="181">
            <text:p>181</text:p>
          </table:table-cell>
          <table:table-cell/>
          <table:table-cell table:formula="of:=3*60+5" office:value-type="float" office:value="185">
            <text:p>185</text:p>
          </table:table-cell>
          <table:table-cell table:formula="of:=3*60+16" office:value-type="float" office:value="196">
            <text:p>196</text:p>
          </table:table-cell>
          <table:table-cell table:formula="of:=4*60+15" office:value-type="float" office:value="255">
            <text:p>255</text:p>
          </table:table-cell>
          <table:table-cell table:formula="of:=32*60+31" office:value-type="float" office:value="1951">
            <text:p>1951</text:p>
          </table:table-cell>
          <table:table-cell/>
          <table:table-cell table:formula="of:=[.E7]/[.E7]" office:value-type="float" office:value="1">
            <text:p>1</text:p>
          </table:table-cell>
          <table:table-cell table:formula="of:=[.F7]/[.F7]" office:value-type="float" office:value="1">
            <text:p>1</text:p>
          </table:table-cell>
          <table:table-cell table:formula="of:=[.G7]/[.G7]" office:value-type="float" office:value="1">
            <text:p>1</text:p>
          </table:table-cell>
          <table:table-cell table:formula="of:=[.H7]/[.H7]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2*60+5" office:value-type="float" office:value="125">
            <text:p>125</text:p>
          </table:table-cell>
          <table:table-cell table:formula="of:=2*60+6" office:value-type="float" office:value="126">
            <text:p>126</text:p>
          </table:table-cell>
          <table:table-cell/>
          <table:table-cell table:formula="of:=2*60+7" office:value-type="float" office:value="127">
            <text:p>127</text:p>
          </table:table-cell>
          <table:table-cell table:formula="of:=2*60+15" office:value-type="float" office:value="135">
            <text:p>135</text:p>
          </table:table-cell>
          <table:table-cell table:formula="of:=3*60+6" office:value-type="float" office:value="186">
            <text:p>1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2">
          <table:table-cell table:style-name="ce1" office:value-type="string">
            <text:p>sinogram creation</text:p>
          </table:table-cell>
          <table:table-cell table:style-name="ce1" table:number-columns-repeated="7"/>
          <table:table-cell/>
          <table:table-cell table:formula="of:=[.H6]/[.G6]" office:value-type="float" office:value="6.07286432160804">
            <text:p>6.07</text:p>
          </table:table-cell>
          <table:table-cell table:formula="of:=[.H7]/[.G7]" office:value-type="float" office:value="7.65098039215686">
            <text:p>7.65</text:p>
          </table:table-cell>
          <table:table-cell table:number-columns-repeated="2"/>
        </table:table-row>
        <table:table-row table:style-name="ro1">
          <table:table-cell office:value-type="string">
            <text:p>n processes</text:p>
          </table:table-cell>
          <table:table-cell table:number-columns-repeated="3" office:value-type="string">
            <text:p>internal</text:p>
          </table:table-cell>
          <table:table-cell office:value-type="string">
            <text:p>nfs </text:p>
          </table:table-cell>
          <table:table-cell office:value-type="string">
            <text:p>nfs </text:p>
          </table:table-cell>
          <table:table-cell office:value-type="string">
            <text:p>nfs </text:p>
          </table:table-cell>
          <table:table-cell office:value-type="string">
            <text:p>nf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334x256</text:p>
          </table:table-cell>
          <table:table-cell office:value-type="string">
            <text:p>668x511</text:p>
          </table:table-cell>
          <table:table-cell office:value-type="string">
            <text:p>1336x1022</text:p>
          </table:table-cell>
          <table:table-cell office:value-type="string">
            <text:p>334x256</text:p>
          </table:table-cell>
          <table:table-cell office:value-type="string">
            <text:p>668x511</text:p>
          </table:table-cell>
          <table:table-cell office:value-type="string">
            <text:p>1336x1022</text:p>
          </table:table-cell>
          <table:table-cell office:value-type="string">
            <text:p>5344x408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2*60+33" office:value-type="float" office:value="153">
            <text:p>153</text:p>
          </table:table-cell>
          <table:table-cell table:formula="of:=16*60+9" office:value-type="float" office:value="969">
            <text:p>969</text:p>
          </table:table-cell>
          <table:table-cell/>
          <table:table-cell table:formula="of:=6*60+12" office:value-type="float" office:value="372">
            <text:p>372</text:p>
          </table:table-cell>
          <table:table-cell table:formula="of:=25*60+54" office:value-type="float" office:value="1554">
            <text:p>1554</text:p>
          </table:table-cell>
          <table:table-cell/>
          <table:table-cell table:number-columns-repeated="2"/>
          <table:table-cell table:formula="of:=[.E13]/[.E16]" office:value-type="float" office:value="4.76923076923077">
            <text:p>4.77</text:p>
          </table:table-cell>
          <table:table-cell table:formula="of:=[.F13]/[.F16]" office:value-type="float" office:value="4.96485623003195">
            <text:p>4.96</text:p>
          </table:table-cell>
          <table:table-cell table:formula="of:=[.G13]/[.G1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*60+18" office:value-type="float" office:value="78">
            <text:p>78</text:p>
          </table:table-cell>
          <table:table-cell table:formula="of:=9*60+8" office:value-type="float" office:value="548">
            <text:p>548</text:p>
          </table:table-cell>
          <table:table-cell/>
          <table:table-cell table:formula="of:=3*60+30" office:value-type="float" office:value="210">
            <text:p>210</text:p>
          </table:table-cell>
          <table:table-cell table:formula="of:=15*60+3" office:value-type="float" office:value="903">
            <text:p>903</text:p>
          </table:table-cell>
          <table:table-cell/>
          <table:table-cell table:number-columns-repeated="2"/>
          <table:table-cell table:formula="of:=[.E14]/[.E16]" office:value-type="float" office:value="2.69230769230769">
            <text:p>2.69</text:p>
          </table:table-cell>
          <table:table-cell table:formula="of:=[.F14]/[.F16]" office:value-type="float" office:value="2.88498402555911">
            <text:p>2.88</text:p>
          </table:table-cell>
          <table:table-cell table:formula="of:=[.G14]/[.G1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5*60+5" office:value-type="float" office:value="305">
            <text:p>305</text:p>
          </table:table-cell>
          <table:table-cell/>
          <table:table-cell table:formula="of:=1*60+52" office:value-type="float" office:value="112">
            <text:p>112</text:p>
          </table:table-cell>
          <table:table-cell table:formula="of:=7*60+44" office:value-type="float" office:value="464">
            <text:p>464</text:p>
          </table:table-cell>
          <table:table-cell table:formula="of:=40*60+17" office:value-type="float" office:value="2417">
            <text:p>2417</text:p>
          </table:table-cell>
          <table:table-cell table:number-columns-repeated="2"/>
          <table:table-cell table:formula="of:=[.E15]/[.E16]" office:value-type="float" office:value="1.43589743589744">
            <text:p>1.44</text:p>
          </table:table-cell>
          <table:table-cell table:formula="of:=[.F15]/[.F16]" office:value-type="float" office:value="1.48242811501597">
            <text:p>1.48</text:p>
          </table:table-cell>
          <table:table-cell table:formula="of:=[.G15]/[.G16]" office:value-type="float" office:value="1.42176470588235">
            <text:p>1.4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3*60+40" office:value-type="float" office:value="220">
            <text:p>220</text:p>
          </table:table-cell>
          <table:table-cell/>
          <table:table-cell table:formula="of:=1*60+18" office:value-type="float" office:value="78">
            <text:p>78</text:p>
          </table:table-cell>
          <table:table-cell table:formula="of:=5*60+13" office:value-type="float" office:value="313">
            <text:p>313</text:p>
          </table:table-cell>
          <table:table-cell table:formula="of:=28*60+20" office:value-type="float" office:value="1700">
            <text:p>1700</text:p>
          </table:table-cell>
          <table:table-cell table:number-columns-repeated="2"/>
          <table:table-cell table:formula="of:=[.E16]/[.E16]" office:value-type="float" office:value="1">
            <text:p>1</text:p>
          </table:table-cell>
          <table:table-cell table:formula="of:=[.F16]/[.F16]" office:value-type="float" office:value="1">
            <text:p>1</text:p>
          </table:table-cell>
          <table:table-cell table:formula="of:=[.G16]/[.G1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3*60+32" office:value-type="float" office:value="212">
            <text:p>212</text:p>
          </table:table-cell>
          <table:table-cell/>
          <table:table-cell table:formula="of:=1*60+25" office:value-type="float" office:value="85">
            <text:p>85</text:p>
          </table:table-cell>
          <table:table-cell table:formula="of:=7*60+45" office:value-type="float" office:value="465">
            <text:p>465</text:p>
          </table:table-cell>
          <table:table-cell table:formula="of:=42*60+53" office:value-type="float" office:value="2573">
            <text:p>2573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sinogram reconstruction</text:p>
          </table:table-cell>
          <table:table-cell table:style-name="ce1" table:number-columns-repeated="7"/>
          <table:table-cell table:number-columns-repeated="5"/>
        </table:table-row>
        <table:table-row table:style-name="ro1">
          <table:table-cell office:value-type="string">
            <text:p>n processes</text:p>
          </table:table-cell>
          <table:table-cell table:number-columns-repeated="3" office:value-type="string">
            <text:p>internal</text:p>
          </table:table-cell>
          <table:table-cell office:value-type="string">
            <text:p>nfs </text:p>
          </table:table-cell>
          <table:table-cell office:value-type="string">
            <text:p>nfs </text:p>
          </table:table-cell>
          <table:table-cell office:value-type="string">
            <text:p>nfs </text:p>
          </table:table-cell>
          <table:table-cell office:value-type="string">
            <text:p>nf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334x256</text:p>
          </table:table-cell>
          <table:table-cell office:value-type="string">
            <text:p>668x511</text:p>
          </table:table-cell>
          <table:table-cell office:value-type="string">
            <text:p>1336x1022</text:p>
          </table:table-cell>
          <table:table-cell office:value-type="string">
            <text:p>334x256</text:p>
          </table:table-cell>
          <table:table-cell office:value-type="string">
            <text:p>668x511</text:p>
          </table:table-cell>
          <table:table-cell office:value-type="string">
            <text:p>1336x1022</text:p>
          </table:table-cell>
          <table:table-cell office:value-type="string">
            <text:p>5344x408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2*60+57" office:value-type="float" office:value="177">
            <text:p>177</text:p>
          </table:table-cell>
          <table:table-cell table:formula="of:=18*60+57" office:value-type="float" office:value="1137">
            <text:p>1137</text:p>
          </table:table-cell>
          <table:table-cell/>
          <table:table-cell table:formula="of:=3*60+37" office:value-type="float" office:value="217">
            <text:p>217</text:p>
          </table:table-cell>
          <table:table-cell table:formula="of:=21*60+11" office:value-type="float" office:value="1271">
            <text:p>1271</text:p>
          </table:table-cell>
          <table:table-cell/>
          <table:table-cell table:number-columns-repeated="2"/>
          <table:table-cell table:formula="of:=[.E22]/[.E25]" office:value-type="float" office:value="8.03703703703704">
            <text:p>8.04</text:p>
          </table:table-cell>
          <table:table-cell table:formula="of:=[.F22]/[.F25]" office:value-type="float" office:value="7.34682080924855">
            <text:p>7.35</text:p>
          </table:table-cell>
          <table:table-cell table:formula="of:=[.G22]/[.G2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*60+28" office:value-type="float" office:value="88">
            <text:p>88</text:p>
          </table:table-cell>
          <table:table-cell table:formula="of:=9*60+29" office:value-type="float" office:value="569">
            <text:p>569</text:p>
          </table:table-cell>
          <table:table-cell/>
          <table:table-cell table:formula="of:=1*60+47" office:value-type="float" office:value="107">
            <text:p>107</text:p>
          </table:table-cell>
          <table:table-cell table:formula="of:=10*60+13" office:value-type="float" office:value="613">
            <text:p>613</text:p>
          </table:table-cell>
          <table:table-cell/>
          <table:table-cell table:number-columns-repeated="2"/>
          <table:table-cell table:formula="of:=[.E23]/[.E25]" office:value-type="float" office:value="3.96296296296296">
            <text:p>3.96</text:p>
          </table:table-cell>
          <table:table-cell table:formula="of:=[.F23]/[.F25]" office:value-type="float" office:value="3.54335260115607">
            <text:p>3.54</text:p>
          </table:table-cell>
          <table:table-cell table:formula="of:=[.G23]/[.G2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formula="of:=4*60+49" office:value-type="float" office:value="289">
            <text:p>289</text:p>
          </table:table-cell>
          <table:table-cell/>
          <table:table-cell office:value-type="float" office:value="47">
            <text:p>47</text:p>
          </table:table-cell>
          <table:table-cell table:formula="of:=5*60+12" office:value-type="float" office:value="312">
            <text:p>312</text:p>
          </table:table-cell>
          <table:table-cell table:formula="of:=36*60+11" office:value-type="float" office:value="2171">
            <text:p>2171</text:p>
          </table:table-cell>
          <table:table-cell table:number-columns-repeated="2"/>
          <table:table-cell table:formula="of:=[.E24]/[.E25]" office:value-type="float" office:value="1.74074074074074">
            <text:p>1.74</text:p>
          </table:table-cell>
          <table:table-cell table:formula="of:=[.F24]/[.F25]" office:value-type="float" office:value="1.80346820809249">
            <text:p>1.8</text:p>
          </table:table-cell>
          <table:table-cell table:formula="of:=[.G24]/[.G25]" office:value-type="float" office:value="1.92635314995563">
            <text:p>1.9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2*60+44" office:value-type="float" office:value="164">
            <text:p>164</text:p>
          </table:table-cell>
          <table:table-cell/>
          <table:table-cell office:value-type="float" office:value="27">
            <text:p>27</text:p>
          </table:table-cell>
          <table:table-cell table:formula="of:=2*60+53" office:value-type="float" office:value="173">
            <text:p>173</text:p>
          </table:table-cell>
          <table:table-cell table:formula="of:=18*60+47" office:value-type="float" office:value="1127">
            <text:p>1127</text:p>
          </table:table-cell>
          <table:table-cell table:number-columns-repeated="2"/>
          <table:table-cell table:formula="of:=[.E25]/[.E25]" office:value-type="float" office:value="1">
            <text:p>1</text:p>
          </table:table-cell>
          <table:table-cell table:formula="of:=[.F25]/[.F25]" office:value-type="float" office:value="1">
            <text:p>1</text:p>
          </table:table-cell>
          <table:table-cell table:formula="of:=[.G25]/[.G2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2*60+53" office:value-type="float" office:value="173">
            <text:p>173</text:p>
          </table:table-cell>
          <table:table-cell/>
          <table:table-cell office:value-type="float" office:value="24">
            <text:p>24</text:p>
          </table:table-cell>
          <table:table-cell table:formula="of:=2*60+54" office:value-type="float" office:value="174">
            <text:p>174</text:p>
          </table:table-cell>
          <table:table-cell table:formula="of:=19*60+7" office:value-type="float" office:value="1147">
            <text:p>1147</text:p>
          </table:table-cell>
          <table:table-cell table:number-columns-repeated="6"/>
        </table:table-row>
      </table:table>
      <table:table table:name="aggregate graphs" table:style-name="ta1" table:print="false">
        <table:table-column table:style-name="co2" table:number-columns-repeated="12" table:default-cell-style-name="Default"/>
        <table:table-column table:style-name="co5" table:default-cell-style-name="Default"/>
        <table:table-row table:style-name="ro1">
          <table:table-cell>
            <draw:frame table:end-cell-address="'aggregate graphs'.L27" table:end-x="0.266cm" table:end-y="0.503cm" draw:z-index="0" draw:style-name="gr1" svg:width="25.105cm" svg:height="13.569cm" svg:x="0cm" svg:y="0.001cm">
              <draw:object draw:notify-on-update-of-ranges="'aggregate tests'.B2:'aggregate tests'.B3 'aggregate tests'.B4:'aggregate tests'.B8 'aggregate tests'.A4:'aggregate tests'.A8 'aggregate tests'.H2:'aggregate tests'.H3 'aggregate tests'.H4:'aggregate tests'.H8 'aggregate tests'.A4:'aggregate tests'.A8 'aggregate tests'.G2:'aggregate tests'.G3 'aggregate tests'.G4:'aggregate tests'.G8 'aggregate tests'.A4:'aggregate tests'.A8 'aggregate tests'.C2:'aggregate tests'.C3 'aggregate tests'.C4:'aggregate tests'.C8 'aggregate tests'.A4:'aggregate tests'.A8 'aggregate tests'.E2:'aggregate tests'.E3 'aggregate tests'.E4:'aggregate tests'.E8 'aggregate tests'.A4:'aggregate tests'.A8 'aggregate tests'.F2:'aggregate tests'.F3 'aggregate tests'.F4:'aggregate tests'.F8 'aggregate tests'.A4:'aggregate tests'.A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>
            <draw:frame table:end-cell-address="'aggregate graphs'.L56" table:end-x="0.345cm" table:end-y="0.16cm" draw:z-index="1" draw:style-name="gr1" svg:width="25.184cm" svg:height="13.622cm" svg:x="0cm" svg:y="0.108cm">
              <draw:object draw:notify-on-update-of-ranges="'aggregate tests'.B11:'aggregate tests'.B12 'aggregate tests'.B13:'aggregate tests'.B17 'aggregate tests'.A13:'aggregate tests'.A17 'aggregate tests'.G11:'aggregate tests'.G12 'aggregate tests'.G13:'aggregate tests'.G17 'aggregate tests'.A13:'aggregate tests'.A17 'aggregate tests'.C11:'aggregate tests'.C12 'aggregate tests'.C13:'aggregate tests'.C17 'aggregate tests'.A13:'aggregate tests'.A17 'aggregate tests'.E11:'aggregate tests'.E12 'aggregate tests'.E13:'aggregate tests'.E17 'aggregate tests'.A13:'aggregate tests'.A17 'aggregate tests'.F11:'aggregate tests'.F12 'aggregate tests'.F13:'aggregate tests'.F17 'aggregate tests'.A13:'aggregate tests'.A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6">
          <table:table-cell table:number-columns-repeated="13"/>
        </table:table-row>
        <table:table-row table:style-name="ro1">
          <table:table-cell>
            <draw:frame table:end-cell-address="'aggregate graphs'.L82" table:end-x="0.346cm" table:end-y="0.393cm" draw:z-index="2" draw:style-name="gr1" svg:width="25.185cm" svg:height="12.988cm" svg:x="0cm" svg:y="0.472cm">
              <draw:object draw:notify-on-update-of-ranges="'aggregate tests'.B20:'aggregate tests'.B21 'aggregate tests'.B22:'aggregate tests'.B26 'aggregate tests'.A22:'aggregate tests'.A26 'aggregate tests'.G20:'aggregate tests'.G21 'aggregate tests'.G22:'aggregate tests'.G26 'aggregate tests'.A22:'aggregate tests'.A26 'aggregate tests'.C20:'aggregate tests'.C21 'aggregate tests'.C22:'aggregate tests'.C26 'aggregate tests'.A22:'aggregate tests'.A26 'aggregate tests'.E20:'aggregate tests'.E21 'aggregate tests'.E22:'aggregate tests'.E26 'aggregate tests'.A22:'aggregate tests'.A26 'aggregate tests'.F20:'aggregate tests'.F21 'aggregate tests'.F22:'aggregate tests'.F26 'aggregate tests'.A22:'aggregate tests'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35">
          <table:table-cell table:number-columns-repeated="13"/>
        </table:table-row>
        <table:table-row table:style-name="ro1" table:visibility="collapse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16/03/2010</text:date>, <text:time>09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o La Rosa</meta:initial-creator>
    <meta:creation-date>2010-03-04T20:52:39</meta:creation-date>
    <dc:date>2010-03-16T09:50:34</dc:date>
    <dc:creator>Marco La Rosa</dc:creator>
    <meta:editing-duration>PT08H58M55S</meta:editing-duration>
    <meta:editing-cycles>46</meta:editing-cycles>
    <meta:generator>OpenOffice.org/3.1$Linux OpenOffice.org_project/310m19$Build-9420</meta:generator>
    <meta:document-statistic meta:table-count="6" meta:cell-count="128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'background removal'.M5:'background removal'.M9" chart:error-lower-range="'background removal'.M5:'background removal'.M9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error-category="cell-range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'background removal'.M44:'background removal'.M48" chart:error-lower-range="'background removal'.M44:'background removal'.M48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0.324cm" svg:height="10.834cm" chart:class="chart:scatter" chart:style-name="ch1">
        <chart:title svg:x="8.124cm" svg:y="0.216cm" chart:style-name="ch2">
          <text:p>Background removal</text:p>
        </chart:title>
        <chart:legend chart:legend-position="end" svg:x="16.252cm" svg:y="4.415cm" chart:style-name="ch3"/>
        <chart:plot-area chart:style-name="ch4" table:cell-range-address="'background removal'.K3:'background removal'.K3 'background removal'.K5:'background removal'.L9 'background removal'.O5:'background removal'.O5 'background removal'.O11:'background removal'.O11 'background removal'.L11:'background removal'.L15 'background removal'.O44:'background removal'.O44 'background removal'.L44:'background removal'.L48 'background removal'.O50:'background removal'.O50 'background removal'.L50:'background removal'.L54" chart:data-source-has-labels="both" svg:x="0.611cm" svg:y="1.015cm" svg:width="15.236cm" svg:height="9.372cm">
          <chart:axis chart:dimension="x" chart:name="primary-x" chart:style-name="ch5">
            <chart:title svg:x="7.087cm" svg:y="9.977cm" chart:style-name="ch6">
              <text:p>n parallel processes</text:p>
            </chart:title>
            <chart:categories table:cell-range-address="'background removal'.K3:'background removal'.K3"/>
          </chart:axis>
          <chart:axis chart:dimension="y" chart:name="primary-y" chart:style-name="ch5">
            <chart:title svg:x="0.407cm" svg:y="6.169cm" chart:style-name="ch7">
              <text:p>time (secs)</text:p>
            </chart:title>
            <chart:grid chart:style-name="ch8" chart:class="major"/>
          </chart:axis>
          <chart:series chart:style-name="ch9" chart:values-cell-range-address="'background removal'.L5:'background removal'.L9" chart:label-cell-address="'background removal'.O5:'background removal'.O5" chart:class="chart:scatter">
            <chart:domain table:cell-range-address="'background removal'.K5:'background removal'.K9"/>
            <chart:error-indicator chart:style-name="ch10"/>
            <chart:data-point chart:repeated="5"/>
          </chart:series>
          <chart:series chart:style-name="ch11" chart:values-cell-range-address="'background removal'.L11:'background removal'.L15" chart:label-cell-address="'background removal'.O11:'background removal'.O11" chart:class="chart:scatter">
            <chart:domain table:cell-range-address="'background removal'.K11:'background removal'.K15"/>
            <chart:data-point chart:repeated="5"/>
          </chart:series>
          <chart:series chart:style-name="ch12" chart:values-cell-range-address="'background removal'.L44:'background removal'.L48" chart:label-cell-address="'background removal'.O44:'background removal'.O44" chart:class="chart:scatter">
            <chart:domain table:cell-range-address="'background removal'.K44:'background removal'.K48"/>
            <chart:error-indicator chart:style-name="ch10"/>
            <chart:data-point chart:repeated="5"/>
          </chart:series>
          <chart:series chart:style-name="ch13" chart:values-cell-range-address="'background removal'.L50:'background removal'.L54" chart:label-cell-address="'background removal'.O50:'background removal'.O50" chart:class="chart:scatter">
            <chart:domain table:cell-range-address="'background removal'.K50:'background removal'.K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'background removal'.O5:'background removal'.O5">Single disk avg time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 text:id="'background removal'.O11:'background removal'.O11">Single disk total time</text:p>
              </table:table-cell>
              <table:table-cell office:value-type="string">
                <text:p>Column K</text:p>
              </table:table-cell>
              <table:table-cell office:value-type="string">
                <text:p text:id="'background removal'.O44:'background removal'.O44">NFS (RAID 5) avg time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 text:id="'background removal'.O50:'background removal'.O50">NFS (RAID 5) total time</text:p>
              </table:table-cell>
            </table:table-row>
          </table:table-header-rows>
          <table:table-rows>
            <table:table-row>
              <table:table-cell office:value-type="string">
                <text:p text:id="'background removal'.K3:'background removal'.K3">background removal</text:p>
              </table:table-cell>
              <table:table-cell office:value-type="float" office:value="1">
                <text:p text:id="'background removal'.K5:'background removal'.K9">1</text:p>
              </table:table-cell>
              <table:table-cell office:value-type="float" office:value="705">
                <text:p text:id="'background removal'.L5:'background removal'.L9">705</text:p>
              </table:table-cell>
              <table:table-cell office:value-type="float" office:value="0">
                <text:p text:id="'background removal'.M5:'background removal'.M9">0</text:p>
              </table:table-cell>
              <table:table-cell office:value-type="float" office:value="0">
                <text:p text:id="'background removal'.M5:'background removal'.M9">0</text:p>
              </table:table-cell>
              <table:table-cell office:value-type="float" office:value="1">
                <text:p text:id="'background removal'.K11:'background removal'.K15">1</text:p>
              </table:table-cell>
              <table:table-cell office:value-type="float" office:value="705">
                <text:p text:id="'background removal'.L11:'background removal'.L15">705</text:p>
              </table:table-cell>
              <table:table-cell office:value-type="float" office:value="1">
                <text:p text:id="'background removal'.K44:'background removal'.K48">1</text:p>
              </table:table-cell>
              <table:table-cell office:value-type="float" office:value="758">
                <text:p text:id="'background removal'.L44:'background removal'.L48">758</text:p>
              </table:table-cell>
              <table:table-cell office:value-type="float" office:value="0">
                <text:p text:id="'background removal'.M44:'background removal'.M48">0</text:p>
              </table:table-cell>
              <table:table-cell office:value-type="float" office:value="0">
                <text:p text:id="'background removal'.M44:'background removal'.M48">0</text:p>
              </table:table-cell>
              <table:table-cell office:value-type="float" office:value="1">
                <text:p text:id="'background removal'.K50:'background removal'.K54">1</text:p>
              </table:table-cell>
              <table:table-cell office:value-type="float" office:value="758">
                <text:p text:id="'background removal'.L50:'background removal'.L54">75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24.42">
                <text:p>324.42</text:p>
              </table:table-cell>
              <table:table-cell office:value-type="float" office:value="210.72">
                <text:p>210.72</text:p>
              </table:table-cell>
              <table:table-cell office:value-type="float" office:value="210.72">
                <text:p>210.72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350.69">
                <text:p>350.69</text:p>
              </table:table-cell>
              <table:table-cell office:value-type="float" office:value="239.71">
                <text:p>239.71</text:p>
              </table:table-cell>
              <table:table-cell office:value-type="float" office:value="239.71">
                <text:p>239.71</text:p>
              </table:table-cell>
              <table:table-cell office:value-type="float" office:value="2">
                <text:p>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64.7">
                <text:p>164.7</text:p>
              </table:table-cell>
              <table:table-cell office:value-type="float" office:value="100.71">
                <text:p>100.71</text:p>
              </table:table-cell>
              <table:table-cell office:value-type="float" office:value="100.71">
                <text:p>100.71</text:p>
              </table:table-cell>
              <table:table-cell office:value-type="float" office:value="4">
                <text:p>4</text:p>
              </table:table-cell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174.73">
                <text:p>174.73</text:p>
              </table:table-cell>
              <table:table-cell office:value-type="float" office:value="106.77">
                <text:p>106.77</text:p>
              </table:table-cell>
              <table:table-cell office:value-type="float" office:value="106.77">
                <text:p>106.77</text:p>
              </table:table-cell>
              <table:table-cell office:value-type="float" office:value="4">
                <text:p>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94.72">
                <text:p>94.72</text:p>
              </table:table-cell>
              <table:table-cell office:value-type="float" office:value="53.55">
                <text:p>53.55</text:p>
              </table:table-cell>
              <table:table-cell office:value-type="float" office:value="53.55">
                <text:p>53.55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100.56">
                <text:p>100.56</text:p>
              </table:table-cell>
              <table:table-cell office:value-type="float" office:value="56.45">
                <text:p>56.45</text:p>
              </table:table-cell>
              <table:table-cell office:value-type="float" office:value="56.45">
                <text:p>56.45</text:p>
              </table:table-cell>
              <table:table-cell office:value-type="float" office:value="8">
                <text:p>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69.14">
                <text:p>69.14</text:p>
              </table:table-cell>
              <table:table-cell office:value-type="float" office:value="34.41">
                <text:p>34.41</text:p>
              </table:table-cell>
              <table:table-cell office:value-type="float" office:value="34.41">
                <text:p>34.41</text:p>
              </table:table-cell>
              <table:table-cell office:value-type="float" office:value="16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35.22">
                <text:p>35.22</text:p>
              </table:table-cell>
              <table:table-cell office:value-type="float" office:value="35.22">
                <text:p>35.22</text:p>
              </table:table-cell>
              <table:table-cell office:value-type="float" office:value="16">
                <text:p>16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'background removal'.M5:'background removal'.M9" chart:error-lower-range="'background removal'.M5:'background removal'.M9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error-category="cell-range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'sinogram creation'.M44:'sinogram creation'.M48" chart:error-lower-range="'sinogram creation'.M44:'sinogram creation'.M48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0.324cm" svg:height="10.471cm" chart:class="chart:scatter" chart:style-name="ch1">
        <chart:title svg:x="8.363cm" svg:y="0.209cm" chart:style-name="ch2">
          <text:p>Sinogram creation</text:p>
        </chart:title>
        <chart:legend chart:legend-position="end" svg:x="16.252cm" svg:y="4.233cm" chart:style-name="ch3"/>
        <chart:plot-area chart:style-name="ch4" table:cell-range-address="'sinogram creation'.L11:'sinogram creation'.L16 'sinogram creation'.K5:'sinogram creation'.L9 'sinogram creation'.O5:'sinogram creation'.O5 'sinogram creation'.O11:'sinogram creation'.O11 'sinogram creation'.O44:'sinogram creation'.O44 'sinogram creation'.L44:'sinogram creation'.L48 'sinogram creation'.O50:'sinogram creation'.O50 'sinogram creation'.L50:'sinogram creation'.L54" chart:data-source-has-labels="both" svg:x="0.611cm" svg:y="1.001cm" svg:width="15.236cm" svg:height="9.044cm">
          <chart:axis chart:dimension="x" chart:name="primary-x" chart:style-name="ch5">
            <chart:title svg:x="7.087cm" svg:y="9.628cm" chart:style-name="ch6">
              <text:p>n parallel processes</text:p>
            </chart:title>
            <chart:categories table:cell-range-address="'sinogram creation'.L16:'sinogram creation'.L16"/>
          </chart:axis>
          <chart:axis chart:dimension="y" chart:name="primary-y" chart:style-name="ch5">
            <chart:title svg:x="0.407cm" svg:y="5.991cm" chart:style-name="ch7">
              <text:p>time (secs)</text:p>
            </chart:title>
            <chart:grid chart:style-name="ch8" chart:class="major"/>
          </chart:axis>
          <chart:series chart:style-name="ch9" chart:values-cell-range-address="'sinogram creation'.L5:'sinogram creation'.L9" chart:label-cell-address="'sinogram creation'.O5:'sinogram creation'.O5" chart:class="chart:scatter">
            <chart:domain table:cell-range-address="'sinogram creation'.K5:'sinogram creation'.K9"/>
            <chart:error-indicator chart:style-name="ch10"/>
            <chart:data-point chart:repeated="5"/>
          </chart:series>
          <chart:series chart:style-name="ch11" chart:values-cell-range-address="'sinogram creation'.L11:'sinogram creation'.L15" chart:label-cell-address="'sinogram creation'.O11:'sinogram creation'.O11" chart:class="chart:scatter">
            <chart:domain table:cell-range-address="'sinogram creation'.K11:'sinogram creation'.K15"/>
            <chart:data-point chart:repeated="5"/>
          </chart:series>
          <chart:series chart:style-name="ch12" chart:values-cell-range-address="'sinogram creation'.L44:'sinogram creation'.L48" chart:label-cell-address="'sinogram creation'.O44:'sinogram creation'.O44" chart:class="chart:scatter">
            <chart:domain table:cell-range-address="'sinogram creation'.K44:'sinogram creation'.K48"/>
            <chart:error-indicator chart:style-name="ch10"/>
            <chart:data-point chart:repeated="5"/>
          </chart:series>
          <chart:series chart:style-name="ch13" chart:values-cell-range-address="'sinogram creation'.L50:'sinogram creation'.L54" chart:label-cell-address="'sinogram creation'.O50:'sinogram creation'.O50" chart:class="chart:scatter">
            <chart:domain table:cell-range-address="'sinogram creation'.K50:'sinogram creation'.K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'sinogram creation'.O5:'sinogram creation'.O5">Single disk avg time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 text:id="'sinogram creation'.O11:'sinogram creation'.O11">Single disk total time</text:p>
              </table:table-cell>
              <table:table-cell office:value-type="string">
                <text:p>Column K</text:p>
              </table:table-cell>
              <table:table-cell office:value-type="string">
                <text:p text:id="'sinogram creation'.O44:'sinogram creation'.O44">NFS (RAID 5) avg time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 text:id="'sinogram creation'.O50:'sinogram creation'.O50">NFS (RAID 5) total time</text:p>
              </table:table-cell>
            </table:table-row>
          </table:table-header-rows>
          <table:table-rows>
            <table:table-row>
              <table:table-cell office:value-type="string">
                <text:p text:id="'sinogram creation'.L16:'sinogram creation'.L16"/>
              </table:table-cell>
              <table:table-cell office:value-type="float" office:value="1">
                <text:p text:id="'sinogram creation'.K5:'sinogram creation'.K9">1</text:p>
              </table:table-cell>
              <table:table-cell office:value-type="float" office:value="969">
                <text:p text:id="'sinogram creation'.L5:'sinogram creation'.L9">969</text:p>
              </table:table-cell>
              <table:table-cell office:value-type="float" office:value="0">
                <text:p text:id="'background removal'.M5:'background removal'.M9">0</text:p>
              </table:table-cell>
              <table:table-cell office:value-type="float" office:value="0">
                <text:p text:id="'background removal'.M5:'background removal'.M9">0</text:p>
              </table:table-cell>
              <table:table-cell office:value-type="float" office:value="1">
                <text:p text:id="'sinogram creation'.K11:'sinogram creation'.K15">1</text:p>
              </table:table-cell>
              <table:table-cell office:value-type="float" office:value="969">
                <text:p text:id="'sinogram creation'.L11:'sinogram creation'.L15">969</text:p>
              </table:table-cell>
              <table:table-cell office:value-type="float" office:value="1">
                <text:p text:id="'sinogram creation'.K44:'sinogram creation'.K48">1</text:p>
              </table:table-cell>
              <table:table-cell office:value-type="float" office:value="1554">
                <text:p text:id="'sinogram creation'.L44:'sinogram creation'.L48">1554</text:p>
              </table:table-cell>
              <table:table-cell office:value-type="float" office:value="0">
                <text:p text:id="'sinogram creation'.M44:'sinogram creation'.M48">0</text:p>
              </table:table-cell>
              <table:table-cell office:value-type="float" office:value="0">
                <text:p text:id="'sinogram creation'.M44:'sinogram creation'.M48">0</text:p>
              </table:table-cell>
              <table:table-cell office:value-type="float" office:value="1">
                <text:p text:id="'sinogram creation'.K50:'sinogram creation'.K54">1</text:p>
              </table:table-cell>
              <table:table-cell office:value-type="float" office:value="1554">
                <text:p text:id="'sinogram creation'.L50:'sinogram creation'.L54">155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80.32">
                <text:p>480.32</text:p>
              </table:table-cell>
              <table:table-cell office:value-type="float" office:value="210.72">
                <text:p>210.72</text:p>
              </table:table-cell>
              <table:table-cell office:value-type="float" office:value="210.72">
                <text:p>210.72</text:p>
              </table:table-cell>
              <table:table-cell office:value-type="float" office:value="2">
                <text:p>2</text:p>
              </table:table-cell>
              <table:table-cell office:value-type="float" office:value="548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901.5">
                <text:p>901.5</text:p>
              </table:table-cell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2">
                <text:p>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67.52">
                <text:p>267.52</text:p>
              </table:table-cell>
              <table:table-cell office:value-type="float" office:value="100.71">
                <text:p>100.71</text:p>
              </table:table-cell>
              <table:table-cell office:value-type="float" office:value="100.71">
                <text:p>100.71</text:p>
              </table:table-cell>
              <table:table-cell office:value-type="float" office:value="4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4">
                <text:p>4</text:p>
              </table:table-cell>
              <table:table-cell office:value-type="float" office:value="453.21">
                <text:p>453.21</text:p>
              </table:table-cell>
              <table:table-cell office:value-type="float" office:value="7.27">
                <text:p>7.27</text:p>
              </table:table-cell>
              <table:table-cell office:value-type="float" office:value="7.27">
                <text:p>7.27</text:p>
              </table:table-cell>
              <table:table-cell office:value-type="float" office:value="4">
                <text:p>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04.89">
                <text:p>204.89</text:p>
              </table:table-cell>
              <table:table-cell office:value-type="float" office:value="53.55">
                <text:p>53.55</text:p>
              </table:table-cell>
              <table:table-cell office:value-type="float" office:value="53.55">
                <text:p>53.55</text:p>
              </table:table-cell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291.99">
                <text:p>291.99</text:p>
              </table:table-cell>
              <table:table-cell office:value-type="float" office:value="9.57">
                <text:p>9.57</text:p>
              </table:table-cell>
              <table:table-cell office:value-type="float" office:value="9.57">
                <text:p>9.57</text:p>
              </table:table-cell>
              <table:table-cell office:value-type="float" office:value="8">
                <text:p>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82.17">
                <text:p>182.17</text:p>
              </table:table-cell>
              <table:table-cell office:value-type="float" office:value="34.41">
                <text:p>34.41</text:p>
              </table:table-cell>
              <table:table-cell office:value-type="float" office:value="34.41">
                <text:p>34.41</text:p>
              </table:table-cell>
              <table:table-cell office:value-type="float" office:value="16">
                <text:p>16</text:p>
              </table:table-cell>
              <table:table-cell office:value-type="float" office:value="212">
                <text:p>212</text:p>
              </table:table-cell>
              <table:table-cell office:value-type="float" office:value="16">
                <text:p>16</text:p>
              </table:table-cell>
              <table:table-cell office:value-type="float" office:value="422.99">
                <text:p>422.99</text:p>
              </table:table-cell>
              <table:table-cell office:value-type="float" office:value="11.45">
                <text:p>11.45</text:p>
              </table:table-cell>
              <table:table-cell office:value-type="float" office:value="11.45">
                <text:p>11.45</text:p>
              </table:table-cell>
              <table:table-cell office:value-type="float" office:value="16">
                <text:p>16</text:p>
              </table:table-cell>
              <table:table-cell office:value-type="float" office:value="465">
                <text:p>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'sinogram recon'.M5:'sinogram recon'.M9" chart:error-lower-range="'sinogram recon'.M5:'sinogram recon'.M9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error-category="cell-range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'sinogram recon'.M43:'sinogram recon'.M47" chart:error-lower-range="'sinogram recon'.M43:'sinogram recon'.M47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0.408cm" svg:height="9.195cm" chart:class="chart:scatter" chart:style-name="ch1">
        <chart:title svg:x="7.783cm" svg:y="0.183cm" chart:style-name="ch2">
          <text:p>Sinogram reconstruction</text:p>
        </chart:title>
        <chart:legend chart:legend-position="end" svg:x="16.334cm" svg:y="3.595cm" chart:style-name="ch3"/>
        <chart:plot-area chart:style-name="ch4" table:cell-range-address="'sinogram recon'.K5:'sinogram recon'.L9 'sinogram recon'.O5:'sinogram recon'.O5 'sinogram recon'.O11:'sinogram recon'.O11 'sinogram recon'.L11:'sinogram recon'.L15 'sinogram recon'.O43:'sinogram recon'.O43 'sinogram recon'.L43:'sinogram recon'.L47 'sinogram recon'.O49:'sinogram recon'.O49 'sinogram recon'.L49:'sinogram recon'.L53" chart:data-source-has-labels="row" svg:x="0.615cm" svg:y="0.949cm" svg:width="15.312cm" svg:height="7.898cm">
          <chart:axis chart:dimension="x" chart:name="primary-x" chart:style-name="ch5">
            <chart:title svg:x="7.129cm" svg:y="8.404cm" chart:style-name="ch6">
              <text:p>n parallel processes</text:p>
            </chart:title>
          </chart:axis>
          <chart:axis chart:dimension="y" chart:name="primary-y" chart:style-name="ch5">
            <chart:title svg:x="0.409cm" svg:y="5.366cm" chart:style-name="ch7">
              <text:p>time (secs)</text:p>
            </chart:title>
            <chart:grid chart:style-name="ch8" chart:class="major"/>
          </chart:axis>
          <chart:series chart:style-name="ch9" chart:values-cell-range-address="'sinogram recon'.L5:'sinogram recon'.L9" chart:label-cell-address="'sinogram recon'.O5:'sinogram recon'.O5" chart:class="chart:scatter">
            <chart:domain table:cell-range-address="'sinogram recon'.K5:'sinogram recon'.K9"/>
            <chart:error-indicator chart:style-name="ch10"/>
            <chart:data-point chart:repeated="5"/>
          </chart:series>
          <chart:series chart:style-name="ch11" chart:values-cell-range-address="'sinogram recon'.L11:'sinogram recon'.L15" chart:label-cell-address="'sinogram recon'.O11:'sinogram recon'.O11" chart:class="chart:scatter">
            <chart:domain table:cell-range-address="'sinogram recon'.K11:'sinogram recon'.K15"/>
            <chart:data-point chart:repeated="5"/>
          </chart:series>
          <chart:series chart:style-name="ch12" chart:values-cell-range-address="'sinogram recon'.L43:'sinogram recon'.L47" chart:label-cell-address="'sinogram recon'.O43:'sinogram recon'.O43" chart:class="chart:scatter">
            <chart:domain table:cell-range-address="'sinogram recon'.K43:'sinogram recon'.K47"/>
            <chart:error-indicator chart:style-name="ch10"/>
            <chart:data-point chart:repeated="5"/>
          </chart:series>
          <chart:series chart:style-name="ch13" chart:values-cell-range-address="'sinogram recon'.L49:'sinogram recon'.L53" chart:label-cell-address="'sinogram recon'.O49:'sinogram recon'.O49" chart:class="chart:scatter">
            <chart:domain table:cell-range-address="'sinogram recon'.K49:'sinogram recon'.K5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'sinogram recon'.O5:'sinogram recon'.O5">Single disk avg time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 text:id="'sinogram recon'.O11:'sinogram recon'.O11">Single disk total time</text:p>
              </table:table-cell>
              <table:table-cell office:value-type="string">
                <text:p>Column K</text:p>
              </table:table-cell>
              <table:table-cell office:value-type="string">
                <text:p text:id="'sinogram recon'.O43:'sinogram recon'.O43">NFS (RAID 5) avg time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 text:id="'sinogram recon'.O49:'sinogram recon'.O49">NFS (RAID 5) total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sinogram recon'.K5:'sinogram recon'.K9">1</text:p>
              </table:table-cell>
              <table:table-cell office:value-type="float" office:value="1137">
                <text:p text:id="'sinogram recon'.L5:'sinogram recon'.L9">1137</text:p>
              </table:table-cell>
              <table:table-cell office:value-type="float" office:value="0">
                <text:p text:id="'sinogram recon'.M5:'sinogram recon'.M9">0</text:p>
              </table:table-cell>
              <table:table-cell office:value-type="float" office:value="0">
                <text:p text:id="'sinogram recon'.M5:'sinogram recon'.M9">0</text:p>
              </table:table-cell>
              <table:table-cell office:value-type="float" office:value="1">
                <text:p text:id="'sinogram recon'.K11:'sinogram recon'.K15">1</text:p>
              </table:table-cell>
              <table:table-cell office:value-type="float" office:value="1137">
                <text:p text:id="'sinogram recon'.L11:'sinogram recon'.L15">1137</text:p>
              </table:table-cell>
              <table:table-cell office:value-type="float" office:value="1">
                <text:p text:id="'sinogram recon'.K43:'sinogram recon'.K47">1</text:p>
              </table:table-cell>
              <table:table-cell office:value-type="float" office:value="1271">
                <text:p text:id="'sinogram recon'.L43:'sinogram recon'.L47">1271</text:p>
              </table:table-cell>
              <table:table-cell office:value-type="float" office:value="0">
                <text:p text:id="'sinogram recon'.M43:'sinogram recon'.M47">0</text:p>
              </table:table-cell>
              <table:table-cell office:value-type="float" office:value="0">
                <text:p text:id="'sinogram recon'.M43:'sinogram recon'.M47">0</text:p>
              </table:table-cell>
              <table:table-cell office:value-type="float" office:value="1">
                <text:p text:id="'sinogram recon'.K49:'sinogram recon'.K53">1</text:p>
              </table:table-cell>
              <table:table-cell office:value-type="float" office:value="1271">
                <text:p text:id="'sinogram recon'.L49:'sinogram recon'.L53">1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8.5">
                <text:p>568.5</text:p>
              </table:table-cell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2">
                <text:p>2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612">
                <text:p>612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  <table:table-cell office:value-type="float" office:value="2">
                <text:p>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4.73">
                <text:p>284.73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306.74">
                <text:p>306.7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9.78">
                <text:p>149.78</text:p>
              </table:table-cell>
              <table:table-cell office:value-type="float" office:value="5.77">
                <text:p>5.77</text:p>
              </table:table-cell>
              <table:table-cell office:value-type="float" office:value="5.77">
                <text:p>5.77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8">
                <text:p>8</text:p>
              </table:table-cell>
              <table:table-cell office:value-type="float" office:value="158.28">
                <text:p>158.28</text:p>
              </table:table-cell>
              <table:table-cell office:value-type="float" office:value="5.93">
                <text:p>5.93</text:p>
              </table:table-cell>
              <table:table-cell office:value-type="float" office:value="5.93">
                <text:p>5.93</text:p>
              </table:table-cell>
              <table:table-cell office:value-type="float" office:value="8">
                <text:p>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9.28">
                <text:p>9.28</text:p>
              </table:table-cell>
              <table:table-cell office:value-type="float" office:value="9.28">
                <text:p>9.28</text:p>
              </table:table-cell>
              <table:table-cell office:value-type="float" office:value="16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16">
                <text:p>16</text:p>
              </table:table-cell>
              <table:table-cell office:value-type="float" office:value="141.71">
                <text:p>141.71</text:p>
              </table:table-cell>
              <table:table-cell office:value-type="float" office:value="8.88">
                <text:p>8.88</text:p>
              </table:table-cell>
              <table:table-cell office:value-type="float" office:value="8.88">
                <text:p>8.88</text:p>
              </table:table-cell>
              <table:table-cell office:value-type="float" office:value="16">
                <text:p>16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185cm" svg:height="13.623cm" chart:class="chart:scatter" chart:style-name="ch1">
        <chart:title svg:x="10.793cm" svg:y="0.272cm" chart:style-name="ch2">
          <text:p>Sinogram creation</text:p>
        </chart:title>
        <chart:legend chart:legend-position="end" svg:x="21.915cm" svg:y="5.582cm" chart:style-name="ch3"/>
        <chart:plot-area chart:style-name="ch4" table:cell-range-address="'aggregate tests'.A13:'aggregate tests'.C17 'aggregate tests'.B11:'aggregate tests'.C12 'aggregate tests'.E11:'aggregate tests'.G17" chart:data-source-has-labels="row" svg:x="0.805cm" svg:y="1.127cm" svg:width="20.608cm" svg:height="11.881cm">
          <chart:axis chart:dimension="x" chart:name="primary-x" chart:style-name="ch5">
            <chart:title svg:x="10.549cm" svg:y="12.654cm" chart:style-name="ch6">
              <text:p>n processes</text:p>
            </chart:title>
          </chart:axis>
          <chart:axis chart:dimension="y" chart:name="primary-y" chart:style-name="ch5">
            <chart:title svg:x="0.504cm" svg:y="7.535cm" chart:style-name="ch7">
              <text:p>time (secs)</text:p>
            </chart:title>
            <chart:grid chart:style-name="ch8" chart:class="major"/>
          </chart:axis>
          <chart:series chart:style-name="ch9" chart:values-cell-range-address="'aggregate tests'.B13:'aggregate tests'.B17" chart:label-cell-address="'aggregate tests'.B11:'aggregate tests'.B12" chart:class="chart:scatter">
            <chart:domain table:cell-range-address="'aggregate tests'.A13:'aggregate tests'.A17"/>
            <chart:data-point chart:repeated="5"/>
          </chart:series>
          <chart:series chart:style-name="ch10" chart:values-cell-range-address="'aggregate tests'.G13:'aggregate tests'.G17" chart:label-cell-address="'aggregate tests'.G11:'aggregate tests'.G12" chart:class="chart:scatter">
            <chart:data-point chart:repeated="5"/>
          </chart:series>
          <chart:series chart:style-name="ch11" chart:values-cell-range-address="'aggregate tests'.C13:'aggregate tests'.C17" chart:label-cell-address="'aggregate tests'.C11:'aggregate tests'.C12" chart:class="chart:scatter">
            <chart:data-point chart:repeated="5"/>
          </chart:series>
          <chart:series chart:style-name="ch12" chart:values-cell-range-address="'aggregate tests'.E13:'aggregate tests'.E17" chart:label-cell-address="'aggregate tests'.E11:'aggregate tests'.E12" chart:class="chart:scatter">
            <chart:data-point chart:repeated="5"/>
          </chart:series>
          <chart:series chart:style-name="ch13" chart:values-cell-range-address="'aggregate tests'.F13:'aggregate tests'.F17" chart:label-cell-address="'aggregate tests'.F11:'aggregate tests'.F12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aggregate tests'.B11:'aggregate tests'.B12">internal 334x256</text:p>
              </table:table-cell>
              <table:table-cell office:value-type="string">
                <text:p text:id="'aggregate tests'.G11:'aggregate tests'.G12">nfs  1336x1022</text:p>
              </table:table-cell>
              <table:table-cell office:value-type="string">
                <text:p text:id="'aggregate tests'.C11:'aggregate tests'.C12">internal 668x511</text:p>
              </table:table-cell>
              <table:table-cell office:value-type="string">
                <text:p text:id="'aggregate tests'.E11:'aggregate tests'.E12">nfs  334x256</text:p>
              </table:table-cell>
              <table:table-cell office:value-type="string">
                <text:p text:id="'aggregate tests'.F11:'aggregate tests'.F12">nfs  668x5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aggregate tests'.A13:'aggregate tests'.A17">1</text:p>
              </table:table-cell>
              <table:table-cell office:value-type="float" office:value="153">
                <text:p text:id="'aggregate tests'.B13:'aggregate tests'.B17">153</text:p>
              </table:table-cell>
              <table:table-cell office:value-type="float" office:value="1.#NAN">
                <text:p text:id="'aggregate tests'.G13:'aggregate tests'.G17">1.#NAN</text:p>
              </table:table-cell>
              <table:table-cell office:value-type="float" office:value="969">
                <text:p text:id="'aggregate tests'.C13:'aggregate tests'.C17">969</text:p>
              </table:table-cell>
              <table:table-cell office:value-type="float" office:value="372">
                <text:p text:id="'aggregate tests'.E13:'aggregate tests'.E17">372</text:p>
              </table:table-cell>
              <table:table-cell office:value-type="float" office:value="1554">
                <text:p text:id="'aggregate tests'.F13:'aggregate tests'.F17">15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548">
                <text:p>548</text:p>
              </table:table-cell>
              <table:table-cell office:value-type="float" office:value="210">
                <text:p>21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417">
                <text:p>2417</text:p>
              </table:table-cell>
              <table:table-cell office:value-type="float" office:value="305">
                <text:p>305</text:p>
              </table:table-cell>
              <table:table-cell office:value-type="float" office:value="112">
                <text:p>1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700">
                <text:p>1700</text:p>
              </table:table-cell>
              <table:table-cell office:value-type="float" office:value="220">
                <text:p>220</text:p>
              </table:table-cell>
              <table:table-cell office:value-type="float" office:value="78">
                <text:p>7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573">
                <text:p>2573</text:p>
              </table:table-cell>
              <table:table-cell office:value-type="float" office:value="212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465">
                <text:p>4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5.106cm" svg:height="13.57cm" chart:class="chart:scatter" chart:style-name="ch1">
        <chart:title svg:x="10.515cm" svg:y="0.271cm" chart:style-name="ch2">
          <text:p>Background removal</text:p>
        </chart:title>
        <chart:legend chart:legend-position="end" svg:x="21.837cm" svg:y="5.329cm" chart:style-name="ch3"/>
        <chart:plot-area chart:style-name="ch4" table:cell-range-address="'aggregate tests'.A4:'aggregate tests'.C8 'aggregate tests'.B2:'aggregate tests'.C3 'aggregate tests'.E2:'aggregate tests'.H8" chart:data-source-has-labels="row" svg:x="0.803cm" svg:y="1.125cm" svg:width="20.533cm" svg:height="11.833cm">
          <chart:axis chart:dimension="x" chart:name="primary-x" chart:style-name="ch5">
            <chart:title svg:x="10.509cm" svg:y="12.603cm" chart:style-name="ch6">
              <text:p>n processes</text:p>
            </chart:title>
          </chart:axis>
          <chart:axis chart:dimension="y" chart:name="primary-y" chart:style-name="ch5">
            <chart:title svg:x="0.503cm" svg:y="7.509cm" chart:style-name="ch7">
              <text:p>time (secs)</text:p>
            </chart:title>
            <chart:grid chart:style-name="ch8" chart:class="major"/>
          </chart:axis>
          <chart:series chart:style-name="ch9" chart:values-cell-range-address="'aggregate tests'.B4:'aggregate tests'.B8" chart:label-cell-address="'aggregate tests'.B2:'aggregate tests'.B3" chart:class="chart:scatter">
            <chart:domain table:cell-range-address="'aggregate tests'.A4:'aggregate tests'.A8"/>
            <chart:data-point chart:repeated="5"/>
          </chart:series>
          <chart:series chart:style-name="ch10" chart:values-cell-range-address="'aggregate tests'.H4:'aggregate tests'.H8" chart:label-cell-address="'aggregate tests'.H2:'aggregate tests'.H3" chart:class="chart:scatter">
            <chart:data-point chart:repeated="5"/>
          </chart:series>
          <chart:series chart:style-name="ch11" chart:values-cell-range-address="'aggregate tests'.G4:'aggregate tests'.G8" chart:label-cell-address="'aggregate tests'.G2:'aggregate tests'.G3" chart:class="chart:scatter">
            <chart:data-point chart:repeated="5"/>
          </chart:series>
          <chart:series chart:style-name="ch12" chart:values-cell-range-address="'aggregate tests'.C4:'aggregate tests'.C8" chart:label-cell-address="'aggregate tests'.C2:'aggregate tests'.C3" chart:class="chart:scatter">
            <chart:data-point chart:repeated="5"/>
          </chart:series>
          <chart:series chart:style-name="ch13" chart:values-cell-range-address="'aggregate tests'.E4:'aggregate tests'.E8" chart:label-cell-address="'aggregate tests'.E2:'aggregate tests'.E3" chart:class="chart:scatter">
            <chart:data-point chart:repeated="5"/>
          </chart:series>
          <chart:series chart:style-name="ch14" chart:values-cell-range-address="'aggregate tests'.F4:'aggregate tests'.F8" chart:label-cell-address="'aggregate tests'.F2:'aggregate tests'.F3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aggregate tests'.B2:'aggregate tests'.B3">internal 334x256</text:p>
              </table:table-cell>
              <table:table-cell office:value-type="string">
                <text:p text:id="'aggregate tests'.H2:'aggregate tests'.H3">nfs 5344x4088</text:p>
              </table:table-cell>
              <table:table-cell office:value-type="string">
                <text:p text:id="'aggregate tests'.G2:'aggregate tests'.G3">nfs  1336x1022</text:p>
              </table:table-cell>
              <table:table-cell office:value-type="string">
                <text:p text:id="'aggregate tests'.C2:'aggregate tests'.C3">internal 668x511</text:p>
              </table:table-cell>
              <table:table-cell office:value-type="string">
                <text:p text:id="'aggregate tests'.E2:'aggregate tests'.E3">nfs  334x256</text:p>
              </table:table-cell>
              <table:table-cell office:value-type="string">
                <text:p text:id="'aggregate tests'.F2:'aggregate tests'.F3">nfs  668x5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aggregate tests'.A4:'aggregate tests'.A8">1</text:p>
              </table:table-cell>
              <table:table-cell office:value-type="float" office:value="656">
                <text:p text:id="'aggregate tests'.B4:'aggregate tests'.B8">656</text:p>
              </table:table-cell>
              <table:table-cell office:value-type="float" office:value="1.#NAN">
                <text:p text:id="'aggregate tests'.H4:'aggregate tests'.H8">1.#NAN</text:p>
              </table:table-cell>
              <table:table-cell office:value-type="float" office:value="1073">
                <text:p text:id="'aggregate tests'.G4:'aggregate tests'.G8">1073</text:p>
              </table:table-cell>
              <table:table-cell office:value-type="float" office:value="705">
                <text:p text:id="'aggregate tests'.C4:'aggregate tests'.C8">705</text:p>
              </table:table-cell>
              <table:table-cell office:value-type="float" office:value="757">
                <text:p text:id="'aggregate tests'.E4:'aggregate tests'.E8">757</text:p>
              </table:table-cell>
              <table:table-cell office:value-type="float" office:value="758">
                <text:p text:id="'aggregate tests'.F4:'aggregate tests'.F8">7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8">
                <text:p>488</text:p>
              </table:table-cell>
              <table:table-cell office:value-type="float" office:value="1.#NAN">
                <text:p>1.#NAN</text:p>
              </table:table-cell>
              <table:table-cell office:value-type="float" office:value="698">
                <text:p>698</text:p>
              </table:table-cell>
              <table:table-cell office:value-type="float" office:value="505">
                <text:p>505</text:p>
              </table:table-cell>
              <table:table-cell office:value-type="float" office:value="529">
                <text:p>52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2417">
                <text:p>2417</text:p>
              </table:table-cell>
              <table:table-cell office:value-type="float" office:value="398">
                <text:p>398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1">
                <text:p>181</text:p>
              </table:table-cell>
              <table:table-cell office:value-type="float" office:value="1951">
                <text:p>1951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186">
                <text:p>186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186cm" svg:height="12.989cm" chart:class="chart:scatter" chart:style-name="ch1">
        <chart:title svg:x="10.172cm" svg:y="0.259cm" chart:style-name="ch2">
          <text:p>Sinogram reconstruction</text:p>
        </chart:title>
        <chart:legend chart:legend-position="end" svg:x="21.916cm" svg:y="5.265cm" chart:style-name="ch3"/>
        <chart:plot-area chart:style-name="ch4" table:cell-range-address="'aggregate tests'.A22:'aggregate tests'.C26 'aggregate tests'.B20:'aggregate tests'.C21 'aggregate tests'.E20:'aggregate tests'.G26" chart:data-source-has-labels="row" svg:x="0.805cm" svg:y="1.101cm" svg:width="20.609cm" svg:height="11.312cm">
          <chart:axis chart:dimension="x" chart:name="primary-x" chart:style-name="ch5">
            <chart:title svg:x="10.549cm" svg:y="12.046cm" chart:style-name="ch6">
              <text:p>n processes</text:p>
            </chart:title>
          </chart:axis>
          <chart:axis chart:dimension="y" chart:name="primary-y" chart:style-name="ch5">
            <chart:title svg:x="0.504cm" svg:y="7.225cm" chart:style-name="ch7">
              <text:p>time (secs)</text:p>
            </chart:title>
            <chart:grid chart:style-name="ch8" chart:class="major"/>
          </chart:axis>
          <chart:series chart:style-name="ch9" chart:values-cell-range-address="'aggregate tests'.B22:'aggregate tests'.B26" chart:label-cell-address="'aggregate tests'.B20:'aggregate tests'.B21" chart:class="chart:scatter">
            <chart:domain table:cell-range-address="'aggregate tests'.A22:'aggregate tests'.A26"/>
            <chart:data-point chart:repeated="5"/>
          </chart:series>
          <chart:series chart:style-name="ch10" chart:values-cell-range-address="'aggregate tests'.G22:'aggregate tests'.G26" chart:label-cell-address="'aggregate tests'.G20:'aggregate tests'.G21" chart:class="chart:scatter">
            <chart:data-point chart:repeated="5"/>
          </chart:series>
          <chart:series chart:style-name="ch11" chart:values-cell-range-address="'aggregate tests'.C22:'aggregate tests'.C26" chart:label-cell-address="'aggregate tests'.C20:'aggregate tests'.C21" chart:class="chart:scatter">
            <chart:data-point chart:repeated="5"/>
          </chart:series>
          <chart:series chart:style-name="ch12" chart:values-cell-range-address="'aggregate tests'.E22:'aggregate tests'.E26" chart:label-cell-address="'aggregate tests'.E20:'aggregate tests'.E21" chart:class="chart:scatter">
            <chart:data-point chart:repeated="5"/>
          </chart:series>
          <chart:series chart:style-name="ch13" chart:values-cell-range-address="'aggregate tests'.F22:'aggregate tests'.F26" chart:label-cell-address="'aggregate tests'.F20:'aggregate tests'.F2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aggregate tests'.B20:'aggregate tests'.B21">internal 334x256</text:p>
              </table:table-cell>
              <table:table-cell office:value-type="string">
                <text:p text:id="'aggregate tests'.G20:'aggregate tests'.G21">nfs  1336x1022</text:p>
              </table:table-cell>
              <table:table-cell office:value-type="string">
                <text:p text:id="'aggregate tests'.C20:'aggregate tests'.C21">internal 668x511</text:p>
              </table:table-cell>
              <table:table-cell office:value-type="string">
                <text:p text:id="'aggregate tests'.E20:'aggregate tests'.E21">nfs  334x256</text:p>
              </table:table-cell>
              <table:table-cell office:value-type="string">
                <text:p text:id="'aggregate tests'.F20:'aggregate tests'.F21">nfs  668x5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aggregate tests'.A22:'aggregate tests'.A26">1</text:p>
              </table:table-cell>
              <table:table-cell office:value-type="float" office:value="177">
                <text:p text:id="'aggregate tests'.B22:'aggregate tests'.B26">177</text:p>
              </table:table-cell>
              <table:table-cell office:value-type="float" office:value="1.#NAN">
                <text:p text:id="'aggregate tests'.G22:'aggregate tests'.G26">1.#NAN</text:p>
              </table:table-cell>
              <table:table-cell office:value-type="float" office:value="1137">
                <text:p text:id="'aggregate tests'.C22:'aggregate tests'.C26">1137</text:p>
              </table:table-cell>
              <table:table-cell office:value-type="float" office:value="217">
                <text:p text:id="'aggregate tests'.E22:'aggregate tests'.E26">217</text:p>
              </table:table-cell>
              <table:table-cell office:value-type="float" office:value="1271">
                <text:p text:id="'aggregate tests'.F22:'aggregate tests'.F26">1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569">
                <text:p>569</text:p>
              </table:table-cell>
              <table:table-cell office:value-type="float" office:value="107">
                <text:p>10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2171">
                <text:p>2171</text:p>
              </table:table-cell>
              <table:table-cell office:value-type="float" office:value="289">
                <text:p>289</text:p>
              </table:table-cell>
              <table:table-cell office:value-type="float" office:value="47">
                <text:p>4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127">
                <text:p>1127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147">
                <text:p>1147</text:p>
              </table:table-cell>
              <table:table-cell office:value-type="float" office:value="173">
                <text:p>173</text:p>
              </table:table-cell>
              <table:table-cell office:value-type="float" office:value="24">
                <text:p>24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